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0.49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65.96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430_0C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4:30:03</text:p>
          </table:table-cell>
          <table:table-cell office:value-type="float" office:value="26.70182" calcext:value-type="float">
            <text:p>26.70182</text:p>
          </table:table-cell>
          <table:table-cell office:value-type="float" office:value="0.552059478" calcext:value-type="float">
            <text:p>0.552059478</text:p>
          </table:table-cell>
          <table:table-cell office:value-type="float" office:value="0.46980625" calcext:value-type="float">
            <text:p>0.46980625</text:p>
          </table:table-cell>
          <table:table-cell office:value-type="float" office:value="0.141332166" calcext:value-type="float">
            <text:p>0.141332166</text:p>
          </table:table-cell>
          <table:table-cell office:value-type="float" office:value="0.387732631" calcext:value-type="float">
            <text:p>0.387732631</text:p>
          </table:table-cell>
          <table:table-cell office:value-type="float" office:value="0.46980625" calcext:value-type="float">
            <text:p>0.46980625</text:p>
          </table:table-cell>
          <table:table-cell office:value-type="float" office:value="0.387732631" calcext:value-type="float">
            <text:p>0.387732631</text:p>
          </table:table-cell>
          <table:table-cell office:value-type="float" office:value="0.177437858" calcext:value-type="float">
            <text:p>0.177437858</text:p>
          </table:table-cell>
          <table:table-cell office:value-type="float" office:value="0.003414473" calcext:value-type="float">
            <text:p>0.003414473</text:p>
          </table:table-cell>
          <table:table-cell office:value-type="float" office:value="0.00274247" calcext:value-type="float">
            <text:p>0.00274247</text:p>
          </table:table-cell>
          <table:table-cell office:value-type="float" office:value="0.000058858" calcext:value-type="float">
            <text:p>5.8858E-05</text:p>
          </table:table-cell>
          <table:table-cell office:value-type="float" office:value="0.002071934" calcext:value-type="float">
            <text:p>0.002071934</text:p>
          </table:table-cell>
          <table:table-cell office:value-type="float" office:value="0.00274247" calcext:value-type="float">
            <text:p>0.00274247</text:p>
          </table:table-cell>
          <table:table-cell office:value-type="float" office:value="0.002071934" calcext:value-type="float">
            <text:p>0.002071934</text:p>
          </table:table-cell>
          <table:table-cell office:value-type="float" office:value="0.001449656" calcext:value-type="float">
            <text:p>0.001449656</text:p>
          </table:table-cell>
          <table:table-cell office:value-type="float" office:value="26.785965503" calcext:value-type="float">
            <text:p>26.785965503</text:p>
          </table:table-cell>
          <table:table-cell office:value-type="float" office:value="26.769406181" calcext:value-type="float">
            <text:p>26.769406181</text:p>
          </table:table-cell>
          <table:table-cell office:value-type="float" office:value="26.703274983" calcext:value-type="float">
            <text:p>26.703274983</text:p>
          </table:table-cell>
          <table:table-cell office:value-type="float" office:value="26.752882222" calcext:value-type="float">
            <text:p>26.752882222</text:p>
          </table:table-cell>
          <table:table-cell office:value-type="float" office:value="26.769406181" calcext:value-type="float">
            <text:p>26.769406181</text:p>
          </table:table-cell>
          <table:table-cell office:value-type="float" office:value="26.752882222" calcext:value-type="float">
            <text:p>26.752882222</text:p>
          </table:table-cell>
          <table:table-cell office:value-type="float" office:value="0.035723115" calcext:value-type="float">
            <text:p>0.035723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4:30:05</text:p>
          </table:table-cell>
          <table:table-cell office:value-type="float" office:value="26.70182" calcext:value-type="float">
            <text:p>26.70182</text:p>
          </table:table-cell>
          <table:table-cell office:value-type="float" office:value="0.48292583" calcext:value-type="float">
            <text:p>0.48292583</text:p>
          </table:table-cell>
          <table:table-cell office:value-type="float" office:value="0.420660427" calcext:value-type="float">
            <text:p>0.420660427</text:p>
          </table:table-cell>
          <table:table-cell office:value-type="float" office:value="0.140093582" calcext:value-type="float">
            <text:p>0.140093582</text:p>
          </table:table-cell>
          <table:table-cell office:value-type="float" office:value="0.34789328" calcext:value-type="float">
            <text:p>0.34789328</text:p>
          </table:table-cell>
          <table:table-cell office:value-type="float" office:value="0.420660427" calcext:value-type="float">
            <text:p>0.420660427</text:p>
          </table:table-cell>
          <table:table-cell office:value-type="float" office:value="0.34789328" calcext:value-type="float">
            <text:p>0.34789328</text:p>
          </table:table-cell>
          <table:table-cell office:value-type="float" office:value="0.149119149" calcext:value-type="float">
            <text:p>0.149119149</text:p>
          </table:table-cell>
          <table:table-cell office:value-type="float" office:value="0.002849656" calcext:value-type="float">
            <text:p>0.002849656</text:p>
          </table:table-cell>
          <table:table-cell office:value-type="float" office:value="0.002340952" calcext:value-type="float">
            <text:p>0.002340952</text:p>
          </table:table-cell>
          <table:table-cell office:value-type="float" office:value="0.000048739" calcext:value-type="float">
            <text:p>4.8739E-05</text:p>
          </table:table-cell>
          <table:table-cell office:value-type="float" office:value="0.001746449" calcext:value-type="float">
            <text:p>0.001746449</text:p>
          </table:table-cell>
          <table:table-cell office:value-type="float" office:value="0.002340952" calcext:value-type="float">
            <text:p>0.002340952</text:p>
          </table:table-cell>
          <table:table-cell office:value-type="float" office:value="0.001746449" calcext:value-type="float">
            <text:p>0.001746449</text:p>
          </table:table-cell>
          <table:table-cell office:value-type="float" office:value="0.001218294" calcext:value-type="float">
            <text:p>0.001218294</text:p>
          </table:table-cell>
          <table:table-cell office:value-type="float" office:value="26.772047448" calcext:value-type="float">
            <text:p>26.772047448</text:p>
          </table:table-cell>
          <table:table-cell office:value-type="float" office:value="26.759511969" calcext:value-type="float">
            <text:p>26.759511969</text:p>
          </table:table-cell>
          <table:table-cell office:value-type="float" office:value="26.703025613" calcext:value-type="float">
            <text:p>26.703025613</text:p>
          </table:table-cell>
          <table:table-cell office:value-type="float" office:value="26.744861677" calcext:value-type="float">
            <text:p>26.744861677</text:p>
          </table:table-cell>
          <table:table-cell office:value-type="float" office:value="26.759511969" calcext:value-type="float">
            <text:p>26.759511969</text:p>
          </table:table-cell>
          <table:table-cell office:value-type="float" office:value="26.744861677" calcext:value-type="float">
            <text:p>26.744861677</text:p>
          </table:table-cell>
          <table:table-cell office:value-type="float" office:value="0.030021955" calcext:value-type="float">
            <text:p>0.0300219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4:30:06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61086686" calcext:value-type="float">
            <text:p>0.461086686</text:p>
          </table:table-cell>
          <table:table-cell office:value-type="float" office:value="0.481486974" calcext:value-type="float">
            <text:p>0.481486974</text:p>
          </table:table-cell>
          <table:table-cell office:value-type="float" office:value="0.136986391" calcext:value-type="float">
            <text:p>0.136986391</text:p>
          </table:table-cell>
          <table:table-cell office:value-type="float" office:value="0.35985335" calcext:value-type="float">
            <text:p>0.35985335</text:p>
          </table:table-cell>
          <table:table-cell office:value-type="float" office:value="0.461086686" calcext:value-type="float">
            <text:p>0.461086686</text:p>
          </table:table-cell>
          <table:table-cell office:value-type="float" office:value="0.35985335" calcext:value-type="float">
            <text:p>0.35985335</text:p>
          </table:table-cell>
          <table:table-cell office:value-type="float" office:value="0.157810655" calcext:value-type="float">
            <text:p>0.157810655</text:p>
          </table:table-cell>
          <table:table-cell office:value-type="float" office:value="0.002671232" calcext:value-type="float">
            <text:p>0.002671232</text:p>
          </table:table-cell>
          <table:table-cell office:value-type="float" office:value="0.002837901" calcext:value-type="float">
            <text:p>0.002837901</text:p>
          </table:table-cell>
          <table:table-cell office:value-type="float" office:value="0.000023353" calcext:value-type="float">
            <text:p>2.3353E-05</text:p>
          </table:table-cell>
          <table:table-cell office:value-type="float" office:value="0.001844162" calcext:value-type="float">
            <text:p>0.001844162</text:p>
          </table:table-cell>
          <table:table-cell office:value-type="float" office:value="0.002671232" calcext:value-type="float">
            <text:p>0.002671232</text:p>
          </table:table-cell>
          <table:table-cell office:value-type="float" office:value="0.001844162" calcext:value-type="float">
            <text:p>0.001844162</text:p>
          </table:table-cell>
          <table:table-cell office:value-type="float" office:value="0.001289303" calcext:value-type="float">
            <text:p>0.001289303</text:p>
          </table:table-cell>
          <table:table-cell office:value-type="float" office:value="26.76259692" calcext:value-type="float">
            <text:p>26.76259692</text:p>
          </table:table-cell>
          <table:table-cell office:value-type="float" office:value="26.766703978" calcext:value-type="float">
            <text:p>26.766703978</text:p>
          </table:table-cell>
          <table:table-cell office:value-type="float" office:value="26.697345927" calcext:value-type="float">
            <text:p>26.697345927</text:p>
          </table:table-cell>
          <table:table-cell office:value-type="float" office:value="26.742215609" calcext:value-type="float">
            <text:p>26.742215609</text:p>
          </table:table-cell>
          <table:table-cell office:value-type="float" office:value="26.76259692" calcext:value-type="float">
            <text:p>26.76259692</text:p>
          </table:table-cell>
          <table:table-cell office:value-type="float" office:value="26.742215609" calcext:value-type="float">
            <text:p>26.742215609</text:p>
          </table:table-cell>
          <table:table-cell office:value-type="float" office:value="0.031771929" calcext:value-type="float">
            <text:p>0.0317719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4:30:07</text:p>
          </table:table-cell>
          <table:table-cell office:value-type="float" office:value="26.70182" calcext:value-type="float">
            <text:p>26.70182</text:p>
          </table:table-cell>
          <table:table-cell office:value-type="float" office:value="0.464666541" calcext:value-type="float">
            <text:p>0.464666541</text:p>
          </table:table-cell>
          <table:table-cell office:value-type="float" office:value="0.544503396" calcext:value-type="float">
            <text:p>0.544503396</text:p>
          </table:table-cell>
          <table:table-cell office:value-type="float" office:value="0.141317861" calcext:value-type="float">
            <text:p>0.141317861</text:p>
          </table:table-cell>
          <table:table-cell office:value-type="float" office:value="0.383495933" calcext:value-type="float">
            <text:p>0.383495933</text:p>
          </table:table-cell>
          <table:table-cell office:value-type="float" office:value="0.464666541" calcext:value-type="float">
            <text:p>0.464666541</text:p>
          </table:table-cell>
          <table:table-cell office:value-type="float" office:value="0.383495933" calcext:value-type="float">
            <text:p>0.383495933</text:p>
          </table:table-cell>
          <table:table-cell office:value-type="float" office:value="0.174319906" calcext:value-type="float">
            <text:p>0.174319906</text:p>
          </table:table-cell>
          <table:table-cell office:value-type="float" office:value="0.002700479" calcext:value-type="float">
            <text:p>0.002700479</text:p>
          </table:table-cell>
          <table:table-cell office:value-type="float" office:value="0.003352741" calcext:value-type="float">
            <text:p>0.003352741</text:p>
          </table:table-cell>
          <table:table-cell office:value-type="float" office:value="0.000058741" calcext:value-type="float">
            <text:p>5.8741E-05</text:p>
          </table:table-cell>
          <table:table-cell office:value-type="float" office:value="0.00203732" calcext:value-type="float">
            <text:p>0.00203732</text:p>
          </table:table-cell>
          <table:table-cell office:value-type="float" office:value="0.002700479" calcext:value-type="float">
            <text:p>0.002700479</text:p>
          </table:table-cell>
          <table:table-cell office:value-type="float" office:value="0.00203732" calcext:value-type="float">
            <text:p>0.00203732</text:p>
          </table:table-cell>
          <table:table-cell office:value-type="float" office:value="0.001424182" calcext:value-type="float">
            <text:p>0.001424182</text:p>
          </table:table-cell>
          <table:table-cell office:value-type="float" office:value="26.768371441" calcext:value-type="float">
            <text:p>26.768371441</text:p>
          </table:table-cell>
          <table:table-cell office:value-type="float" office:value="26.784444313" calcext:value-type="float">
            <text:p>26.784444313</text:p>
          </table:table-cell>
          <table:table-cell office:value-type="float" office:value="26.703272103" calcext:value-type="float">
            <text:p>26.703272103</text:p>
          </table:table-cell>
          <table:table-cell office:value-type="float" office:value="26.752029286" calcext:value-type="float">
            <text:p>26.752029286</text:p>
          </table:table-cell>
          <table:table-cell office:value-type="float" office:value="26.768371441" calcext:value-type="float">
            <text:p>26.768371441</text:p>
          </table:table-cell>
          <table:table-cell office:value-type="float" office:value="26.752029286" calcext:value-type="float">
            <text:p>26.752029286</text:p>
          </table:table-cell>
          <table:table-cell office:value-type="float" office:value="0.035095408" calcext:value-type="float">
            <text:p>0.035095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4:30:09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547826355" calcext:value-type="float">
            <text:p>0.547826355</text:p>
          </table:table-cell>
          <table:table-cell office:value-type="float" office:value="0.443168335" calcext:value-type="float">
            <text:p>0.443168335</text:p>
          </table:table-cell>
          <table:table-cell office:value-type="float" office:value="0.139306204" calcext:value-type="float">
            <text:p>0.139306204</text:p>
          </table:table-cell>
          <table:table-cell office:value-type="float" office:value="0.376766965" calcext:value-type="float">
            <text:p>0.376766965</text:p>
          </table:table-cell>
          <table:table-cell office:value-type="float" office:value="0.443168335" calcext:value-type="float">
            <text:p>0.443168335</text:p>
          </table:table-cell>
          <table:table-cell office:value-type="float" office:value="0.376766965" calcext:value-type="float">
            <text:p>0.376766965</text:p>
          </table:table-cell>
          <table:table-cell office:value-type="float" office:value="0.17326095" calcext:value-type="float">
            <text:p>0.17326095</text:p>
          </table:table-cell>
          <table:table-cell office:value-type="float" office:value="0.003379889" calcext:value-type="float">
            <text:p>0.003379889</text:p>
          </table:table-cell>
          <table:table-cell office:value-type="float" office:value="0.00252484" calcext:value-type="float">
            <text:p>0.00252484</text:p>
          </table:table-cell>
          <table:table-cell office:value-type="float" office:value="0.000042306" calcext:value-type="float">
            <text:p>4.2306E-05</text:p>
          </table:table-cell>
          <table:table-cell office:value-type="float" office:value="0.001982345" calcext:value-type="float">
            <text:p>0.001982345</text:p>
          </table:table-cell>
          <table:table-cell office:value-type="float" office:value="0.00252484" calcext:value-type="float">
            <text:p>0.00252484</text:p>
          </table:table-cell>
          <table:table-cell office:value-type="float" office:value="0.001982345" calcext:value-type="float">
            <text:p>0.001982345</text:p>
          </table:table-cell>
          <table:table-cell office:value-type="float" office:value="0.001415531" calcext:value-type="float">
            <text:p>0.001415531</text:p>
          </table:table-cell>
          <table:table-cell office:value-type="float" office:value="26.780059555" calcext:value-type="float">
            <text:p>26.780059555</text:p>
          </table:table-cell>
          <table:table-cell office:value-type="float" office:value="26.758989523" calcext:value-type="float">
            <text:p>26.758989523</text:p>
          </table:table-cell>
          <table:table-cell office:value-type="float" office:value="26.697812987" calcext:value-type="float">
            <text:p>26.697812987</text:p>
          </table:table-cell>
          <table:table-cell office:value-type="float" office:value="26.745620688" calcext:value-type="float">
            <text:p>26.745620688</text:p>
          </table:table-cell>
          <table:table-cell office:value-type="float" office:value="26.758989523" calcext:value-type="float">
            <text:p>26.758989523</text:p>
          </table:table-cell>
          <table:table-cell office:value-type="float" office:value="26.745620688" calcext:value-type="float">
            <text:p>26.745620688</text:p>
          </table:table-cell>
          <table:table-cell office:value-type="float" office:value="0.034882362" calcext:value-type="float">
            <text:p>0.0348823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4:30:10</text:p>
          </table:table-cell>
          <table:table-cell office:value-type="float" office:value="26.70182" calcext:value-type="float">
            <text:p>26.70182</text:p>
          </table:table-cell>
          <table:table-cell office:value-type="float" office:value="0.493858515" calcext:value-type="float">
            <text:p>0.493858515</text:p>
          </table:table-cell>
          <table:table-cell office:value-type="float" office:value="0.419918945" calcext:value-type="float">
            <text:p>0.419918945</text:p>
          </table:table-cell>
          <table:table-cell office:value-type="float" office:value="0.141320245" calcext:value-type="float">
            <text:p>0.141320245</text:p>
          </table:table-cell>
          <table:table-cell office:value-type="float" office:value="0.351699235" calcext:value-type="float">
            <text:p>0.351699235</text:p>
          </table:table-cell>
          <table:table-cell office:value-type="float" office:value="0.419918945" calcext:value-type="float">
            <text:p>0.419918945</text:p>
          </table:table-cell>
          <table:table-cell office:value-type="float" office:value="0.351699235" calcext:value-type="float">
            <text:p>0.351699235</text:p>
          </table:table-cell>
          <table:table-cell office:value-type="float" office:value="0.151792083" calcext:value-type="float">
            <text:p>0.151792083</text:p>
          </table:table-cell>
          <table:table-cell office:value-type="float" office:value="0.002938975" calcext:value-type="float">
            <text:p>0.002938975</text:p>
          </table:table-cell>
          <table:table-cell office:value-type="float" office:value="0.002334894" calcext:value-type="float">
            <text:p>0.002334894</text:p>
          </table:table-cell>
          <table:table-cell office:value-type="float" office:value="0.000058761" calcext:value-type="float">
            <text:p>5.8761E-05</text:p>
          </table:table-cell>
          <table:table-cell office:value-type="float" office:value="0.001777543" calcext:value-type="float">
            <text:p>0.001777543</text:p>
          </table:table-cell>
          <table:table-cell office:value-type="float" office:value="0.002334894" calcext:value-type="float">
            <text:p>0.002334894</text:p>
          </table:table-cell>
          <table:table-cell office:value-type="float" office:value="0.001777543" calcext:value-type="float">
            <text:p>0.001777543</text:p>
          </table:table-cell>
          <table:table-cell office:value-type="float" office:value="0.001240131" calcext:value-type="float">
            <text:p>0.001240131</text:p>
          </table:table-cell>
          <table:table-cell office:value-type="float" office:value="26.774248438" calcext:value-type="float">
            <text:p>26.774248438</text:p>
          </table:table-cell>
          <table:table-cell office:value-type="float" office:value="26.759362691" calcext:value-type="float">
            <text:p>26.759362691</text:p>
          </table:table-cell>
          <table:table-cell office:value-type="float" office:value="26.703272583" calcext:value-type="float">
            <text:p>26.703272583</text:p>
          </table:table-cell>
          <table:table-cell office:value-type="float" office:value="26.745627904" calcext:value-type="float">
            <text:p>26.745627904</text:p>
          </table:table-cell>
          <table:table-cell office:value-type="float" office:value="26.759362691" calcext:value-type="float">
            <text:p>26.759362691</text:p>
          </table:table-cell>
          <table:table-cell office:value-type="float" office:value="26.745627904" calcext:value-type="float">
            <text:p>26.745627904</text:p>
          </table:table-cell>
          <table:table-cell office:value-type="float" office:value="0.030560064" calcext:value-type="float">
            <text:p>0.0305600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4:30:11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57852537" calcext:value-type="float">
            <text:p>0.457852537</text:p>
          </table:table-cell>
          <table:table-cell office:value-type="float" office:value="0.459063108" calcext:value-type="float">
            <text:p>0.459063108</text:p>
          </table:table-cell>
          <table:table-cell office:value-type="float" office:value="0.141670125" calcext:value-type="float">
            <text:p>0.141670125</text:p>
          </table:table-cell>
          <table:table-cell office:value-type="float" office:value="0.352861923" calcext:value-type="float">
            <text:p>0.352861923</text:p>
          </table:table-cell>
          <table:table-cell office:value-type="float" office:value="0.457852537" calcext:value-type="float">
            <text:p>0.457852537</text:p>
          </table:table-cell>
          <table:table-cell office:value-type="float" office:value="0.352861923" calcext:value-type="float">
            <text:p>0.352861923</text:p>
          </table:table-cell>
          <table:table-cell office:value-type="float" office:value="0.149335971" calcext:value-type="float">
            <text:p>0.149335971</text:p>
          </table:table-cell>
          <table:table-cell office:value-type="float" office:value="0.002644809" calcext:value-type="float">
            <text:p>0.002644809</text:p>
          </table:table-cell>
          <table:table-cell office:value-type="float" office:value="0.002654699" calcext:value-type="float">
            <text:p>0.002654699</text:p>
          </table:table-cell>
          <table:table-cell office:value-type="float" office:value="0.000061619" calcext:value-type="float">
            <text:p>6.1619E-05</text:p>
          </table:table-cell>
          <table:table-cell office:value-type="float" office:value="0.001787042" calcext:value-type="float">
            <text:p>0.001787042</text:p>
          </table:table-cell>
          <table:table-cell office:value-type="float" office:value="0.002644809" calcext:value-type="float">
            <text:p>0.002644809</text:p>
          </table:table-cell>
          <table:table-cell office:value-type="float" office:value="0.001787042" calcext:value-type="float">
            <text:p>0.001787042</text:p>
          </table:table-cell>
          <table:table-cell office:value-type="float" office:value="0.001220065" calcext:value-type="float">
            <text:p>0.001220065</text:p>
          </table:table-cell>
          <table:table-cell office:value-type="float" office:value="26.761945809" calcext:value-type="float">
            <text:p>26.761945809</text:p>
          </table:table-cell>
          <table:table-cell office:value-type="float" office:value="26.762189526" calcext:value-type="float">
            <text:p>26.762189526</text:p>
          </table:table-cell>
          <table:table-cell office:value-type="float" office:value="26.698288928" calcext:value-type="float">
            <text:p>26.698288928</text:p>
          </table:table-cell>
          <table:table-cell office:value-type="float" office:value="26.740808088" calcext:value-type="float">
            <text:p>26.740808088</text:p>
          </table:table-cell>
          <table:table-cell office:value-type="float" office:value="26.761945809" calcext:value-type="float">
            <text:p>26.761945809</text:p>
          </table:table-cell>
          <table:table-cell office:value-type="float" office:value="26.740808088" calcext:value-type="float">
            <text:p>26.740808088</text:p>
          </table:table-cell>
          <table:table-cell office:value-type="float" office:value="0.030065751" calcext:value-type="float">
            <text:p>0.0300657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4:30:12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56972177" calcext:value-type="float">
            <text:p>0.456972177</text:p>
          </table:table-cell>
          <table:table-cell office:value-type="float" office:value="0.464214738" calcext:value-type="float">
            <text:p>0.464214738</text:p>
          </table:table-cell>
          <table:table-cell office:value-type="float" office:value="0.141242759" calcext:value-type="float">
            <text:p>0.141242759</text:p>
          </table:table-cell>
          <table:table-cell office:value-type="float" office:value="0.354143225" calcext:value-type="float">
            <text:p>0.354143225</text:p>
          </table:table-cell>
          <table:table-cell office:value-type="float" office:value="0.456972177" calcext:value-type="float">
            <text:p>0.456972177</text:p>
          </table:table-cell>
          <table:table-cell office:value-type="float" office:value="0.354143225" calcext:value-type="float">
            <text:p>0.354143225</text:p>
          </table:table-cell>
          <table:table-cell office:value-type="float" office:value="0.150572396" calcext:value-type="float">
            <text:p>0.150572396</text:p>
          </table:table-cell>
          <table:table-cell office:value-type="float" office:value="0.002637616" calcext:value-type="float">
            <text:p>0.002637616</text:p>
          </table:table-cell>
          <table:table-cell office:value-type="float" office:value="0.002696787" calcext:value-type="float">
            <text:p>0.002696787</text:p>
          </table:table-cell>
          <table:table-cell office:value-type="float" office:value="0.000058128" calcext:value-type="float">
            <text:p>5.8128E-05</text:p>
          </table:table-cell>
          <table:table-cell office:value-type="float" office:value="0.00179751" calcext:value-type="float">
            <text:p>0.00179751</text:p>
          </table:table-cell>
          <table:table-cell office:value-type="float" office:value="0.002637616" calcext:value-type="float">
            <text:p>0.002637616</text:p>
          </table:table-cell>
          <table:table-cell office:value-type="float" office:value="0.00179751" calcext:value-type="float">
            <text:p>0.00179751</text:p>
          </table:table-cell>
          <table:table-cell office:value-type="float" office:value="0.001230167" calcext:value-type="float">
            <text:p>0.001230167</text:p>
          </table:table-cell>
          <table:table-cell office:value-type="float" office:value="26.761768571" calcext:value-type="float">
            <text:p>26.761768571</text:p>
          </table:table-cell>
          <table:table-cell office:value-type="float" office:value="26.763226672" calcext:value-type="float">
            <text:p>26.763226672</text:p>
          </table:table-cell>
          <table:table-cell office:value-type="float" office:value="26.698202884" calcext:value-type="float">
            <text:p>26.698202884</text:p>
          </table:table-cell>
          <table:table-cell office:value-type="float" office:value="26.741066042" calcext:value-type="float">
            <text:p>26.741066042</text:p>
          </table:table-cell>
          <table:table-cell office:value-type="float" office:value="26.761768571" calcext:value-type="float">
            <text:p>26.761768571</text:p>
          </table:table-cell>
          <table:table-cell office:value-type="float" office:value="26.741066042" calcext:value-type="float">
            <text:p>26.741066042</text:p>
          </table:table-cell>
          <table:table-cell office:value-type="float" office:value="0.030314675" calcext:value-type="float">
            <text:p>0.0303146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4:30:13</text:p>
          </table:table-cell>
          <table:table-cell office:value-type="float" office:value="26.70182" calcext:value-type="float">
            <text:p>26.70182</text:p>
          </table:table-cell>
          <table:table-cell office:value-type="float" office:value="0.451159531" calcext:value-type="float">
            <text:p>0.451159531</text:p>
          </table:table-cell>
          <table:table-cell office:value-type="float" office:value="0.513179363" calcext:value-type="float">
            <text:p>0.513179363</text:p>
          </table:table-cell>
          <table:table-cell office:value-type="float" office:value="0.138499753" calcext:value-type="float">
            <text:p>0.138499753</text:p>
          </table:table-cell>
          <table:table-cell office:value-type="float" office:value="0.367612883" calcext:value-type="float">
            <text:p>0.367612883</text:p>
          </table:table-cell>
          <table:table-cell office:value-type="float" office:value="0.451159531" calcext:value-type="float">
            <text:p>0.451159531</text:p>
          </table:table-cell>
          <table:table-cell office:value-type="float" office:value="0.367612883" calcext:value-type="float">
            <text:p>0.367612883</text:p>
          </table:table-cell>
          <table:table-cell office:value-type="float" office:value="0.163974052" calcext:value-type="float">
            <text:p>0.163974052</text:p>
          </table:table-cell>
          <table:table-cell office:value-type="float" office:value="0.002590127" calcext:value-type="float">
            <text:p>0.002590127</text:p>
          </table:table-cell>
          <table:table-cell office:value-type="float" office:value="0.003096825" calcext:value-type="float">
            <text:p>0.003096825</text:p>
          </table:table-cell>
          <table:table-cell office:value-type="float" office:value="0.000035717" calcext:value-type="float">
            <text:p>3.5717E-05</text:p>
          </table:table-cell>
          <table:table-cell office:value-type="float" office:value="0.001907557" calcext:value-type="float">
            <text:p>0.001907557</text:p>
          </table:table-cell>
          <table:table-cell office:value-type="float" office:value="0.002590127" calcext:value-type="float">
            <text:p>0.002590127</text:p>
          </table:table-cell>
          <table:table-cell office:value-type="float" office:value="0.001907557" calcext:value-type="float">
            <text:p>0.001907557</text:p>
          </table:table-cell>
          <table:table-cell office:value-type="float" office:value="0.001339657" calcext:value-type="float">
            <text:p>0.001339657</text:p>
          </table:table-cell>
          <table:table-cell office:value-type="float" office:value="26.765652167" calcext:value-type="float">
            <text:p>26.765652167</text:p>
          </table:table-cell>
          <table:table-cell office:value-type="float" office:value="26.77813814" calcext:value-type="float">
            <text:p>26.77813814</text:p>
          </table:table-cell>
          <table:table-cell office:value-type="float" office:value="26.702704721" calcext:value-type="float">
            <text:p>26.702704721</text:p>
          </table:table-cell>
          <table:table-cell office:value-type="float" office:value="26.748831676" calcext:value-type="float">
            <text:p>26.748831676</text:p>
          </table:table-cell>
          <table:table-cell office:value-type="float" office:value="26.765652167" calcext:value-type="float">
            <text:p>26.765652167</text:p>
          </table:table-cell>
          <table:table-cell office:value-type="float" office:value="26.748831676" calcext:value-type="float">
            <text:p>26.748831676</text:p>
          </table:table-cell>
          <table:table-cell office:value-type="float" office:value="0.033012592" calcext:value-type="float">
            <text:p>0.0330125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4:30:15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4719761" calcext:value-type="float">
            <text:p>0.44719761</text:p>
          </table:table-cell>
          <table:table-cell office:value-type="float" office:value="0.532785122" calcext:value-type="float">
            <text:p>0.532785122</text:p>
          </table:table-cell>
          <table:table-cell office:value-type="float" office:value="0.13835253" calcext:value-type="float">
            <text:p>0.13835253</text:p>
          </table:table-cell>
          <table:table-cell office:value-type="float" office:value="0.37277842" calcext:value-type="float">
            <text:p>0.37277842</text:p>
          </table:table-cell>
          <table:table-cell office:value-type="float" office:value="0.44719761" calcext:value-type="float">
            <text:p>0.44719761</text:p>
          </table:table-cell>
          <table:table-cell office:value-type="float" office:value="0.37277842" calcext:value-type="float">
            <text:p>0.37277842</text:p>
          </table:table-cell>
          <table:table-cell office:value-type="float" office:value="0.169406669" calcext:value-type="float">
            <text:p>0.169406669</text:p>
          </table:table-cell>
          <table:table-cell office:value-type="float" office:value="0.002557759" calcext:value-type="float">
            <text:p>0.002557759</text:p>
          </table:table-cell>
          <table:table-cell office:value-type="float" office:value="0.003257003" calcext:value-type="float">
            <text:p>0.003257003</text:p>
          </table:table-cell>
          <table:table-cell office:value-type="float" office:value="0.000034515" calcext:value-type="float">
            <text:p>3.4515E-05</text:p>
          </table:table-cell>
          <table:table-cell office:value-type="float" office:value="0.001949759" calcext:value-type="float">
            <text:p>0.001949759</text:p>
          </table:table-cell>
          <table:table-cell office:value-type="float" office:value="0.002557759" calcext:value-type="float">
            <text:p>0.002557759</text:p>
          </table:table-cell>
          <table:table-cell office:value-type="float" office:value="0.001949759" calcext:value-type="float">
            <text:p>0.001949759</text:p>
          </table:table-cell>
          <table:table-cell office:value-type="float" office:value="0.001384041" calcext:value-type="float">
            <text:p>0.001384041</text:p>
          </table:table-cell>
          <table:table-cell office:value-type="float" office:value="26.759800714" calcext:value-type="float">
            <text:p>26.759800714</text:p>
          </table:table-cell>
          <table:table-cell office:value-type="float" office:value="26.777031438" calcext:value-type="float">
            <text:p>26.777031438</text:p>
          </table:table-cell>
          <table:table-cell office:value-type="float" office:value="26.697620979" calcext:value-type="float">
            <text:p>26.697620979</text:p>
          </table:table-cell>
          <table:table-cell office:value-type="float" office:value="26.74481771" calcext:value-type="float">
            <text:p>26.74481771</text:p>
          </table:table-cell>
          <table:table-cell office:value-type="float" office:value="26.759800714" calcext:value-type="float">
            <text:p>26.759800714</text:p>
          </table:table-cell>
          <table:table-cell office:value-type="float" office:value="26.74481771" calcext:value-type="float">
            <text:p>26.74481771</text:p>
          </table:table-cell>
          <table:table-cell office:value-type="float" office:value="0.034106432" calcext:value-type="float">
            <text:p>0.0341064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4:30:16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77004025" calcext:value-type="float">
            <text:p>0.577004025</text:p>
          </table:table-cell>
          <table:table-cell office:value-type="float" office:value="0.430527381" calcext:value-type="float">
            <text:p>0.430527381</text:p>
          </table:table-cell>
          <table:table-cell office:value-type="float" office:value="0.136973278" calcext:value-type="float">
            <text:p>0.136973278</text:p>
          </table:table-cell>
          <table:table-cell office:value-type="float" office:value="0.381501561" calcext:value-type="float">
            <text:p>0.381501561</text:p>
          </table:table-cell>
          <table:table-cell office:value-type="float" office:value="0.430527381" calcext:value-type="float">
            <text:p>0.430527381</text:p>
          </table:table-cell>
          <table:table-cell office:value-type="float" office:value="0.381501561" calcext:value-type="float">
            <text:p>0.381501561</text:p>
          </table:table-cell>
          <table:table-cell office:value-type="float" office:value="0.18295612" calcext:value-type="float">
            <text:p>0.18295612</text:p>
          </table:table-cell>
          <table:table-cell office:value-type="float" office:value="0.003618269" calcext:value-type="float">
            <text:p>0.003618269</text:p>
          </table:table-cell>
          <table:table-cell office:value-type="float" office:value="0.002421564" calcext:value-type="float">
            <text:p>0.002421564</text:p>
          </table:table-cell>
          <table:table-cell office:value-type="float" office:value="0.000023246" calcext:value-type="float">
            <text:p>2.3246E-05</text:p>
          </table:table-cell>
          <table:table-cell office:value-type="float" office:value="0.002021026" calcext:value-type="float">
            <text:p>0.002021026</text:p>
          </table:table-cell>
          <table:table-cell office:value-type="float" office:value="0.002421564" calcext:value-type="float">
            <text:p>0.002421564</text:p>
          </table:table-cell>
          <table:table-cell office:value-type="float" office:value="0.002021026" calcext:value-type="float">
            <text:p>0.002021026</text:p>
          </table:table-cell>
          <table:table-cell office:value-type="float" office:value="0.00149474" calcext:value-type="float">
            <text:p>0.00149474</text:p>
          </table:table-cell>
          <table:table-cell office:value-type="float" office:value="26.780879902" calcext:value-type="float">
            <text:p>26.780879902</text:p>
          </table:table-cell>
          <table:table-cell office:value-type="float" office:value="26.751390745" calcext:value-type="float">
            <text:p>26.751390745</text:p>
          </table:table-cell>
          <table:table-cell office:value-type="float" office:value="26.692289186" calcext:value-type="float">
            <text:p>26.692289186</text:p>
          </table:table-cell>
          <table:table-cell office:value-type="float" office:value="26.741519944" calcext:value-type="float">
            <text:p>26.741519944</text:p>
          </table:table-cell>
          <table:table-cell office:value-type="float" office:value="26.751390745" calcext:value-type="float">
            <text:p>26.751390745</text:p>
          </table:table-cell>
          <table:table-cell office:value-type="float" office:value="26.741519944" calcext:value-type="float">
            <text:p>26.741519944</text:p>
          </table:table-cell>
          <table:table-cell office:value-type="float" office:value="0.036834344" calcext:value-type="float">
            <text:p>0.0368343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4:30:17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502012432" calcext:value-type="float">
            <text:p>0.502012432</text:p>
          </table:table-cell>
          <table:table-cell office:value-type="float" office:value="0.418108156" calcext:value-type="float">
            <text:p>0.418108156</text:p>
          </table:table-cell>
          <table:table-cell office:value-type="float" office:value="0.142074244" calcext:value-type="float">
            <text:p>0.142074244</text:p>
          </table:table-cell>
          <table:table-cell office:value-type="float" office:value="0.354064944" calcext:value-type="float">
            <text:p>0.354064944</text:p>
          </table:table-cell>
          <table:table-cell office:value-type="float" office:value="0.418108156" calcext:value-type="float">
            <text:p>0.418108156</text:p>
          </table:table-cell>
          <table:table-cell office:value-type="float" office:value="0.354064944" calcext:value-type="float">
            <text:p>0.354064944</text:p>
          </table:table-cell>
          <table:table-cell office:value-type="float" office:value="0.153763941" calcext:value-type="float">
            <text:p>0.153763941</text:p>
          </table:table-cell>
          <table:table-cell office:value-type="float" office:value="0.003005592" calcext:value-type="float">
            <text:p>0.003005592</text:p>
          </table:table-cell>
          <table:table-cell office:value-type="float" office:value="0.0023201" calcext:value-type="float">
            <text:p>0.0023201</text:p>
          </table:table-cell>
          <table:table-cell office:value-type="float" office:value="0.000064921" calcext:value-type="float">
            <text:p>6.4921E-05</text:p>
          </table:table-cell>
          <table:table-cell office:value-type="float" office:value="0.001796871" calcext:value-type="float">
            <text:p>0.001796871</text:p>
          </table:table-cell>
          <table:table-cell office:value-type="float" office:value="0.0023201" calcext:value-type="float">
            <text:p>0.0023201</text:p>
          </table:table-cell>
          <table:table-cell office:value-type="float" office:value="0.001796871" calcext:value-type="float">
            <text:p>0.001796871</text:p>
          </table:table-cell>
          <table:table-cell office:value-type="float" office:value="0.001256241" calcext:value-type="float">
            <text:p>0.001256241</text:p>
          </table:table-cell>
          <table:table-cell office:value-type="float" office:value="26.770836221" calcext:value-type="float">
            <text:p>26.770836221</text:p>
          </table:table-cell>
          <table:table-cell office:value-type="float" office:value="26.753944283" calcext:value-type="float">
            <text:p>26.753944283</text:p>
          </table:table-cell>
          <table:table-cell office:value-type="float" office:value="26.698370291" calcext:value-type="float">
            <text:p>26.698370291</text:p>
          </table:table-cell>
          <table:table-cell office:value-type="float" office:value="26.741050265" calcext:value-type="float">
            <text:p>26.741050265</text:p>
          </table:table-cell>
          <table:table-cell office:value-type="float" office:value="26.753944283" calcext:value-type="float">
            <text:p>26.753944283</text:p>
          </table:table-cell>
          <table:table-cell office:value-type="float" office:value="26.741050265" calcext:value-type="float">
            <text:p>26.741050265</text:p>
          </table:table-cell>
          <table:table-cell office:value-type="float" office:value="0.030957169" calcext:value-type="float">
            <text:p>0.0309571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4:30:18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55804522" calcext:value-type="float">
            <text:p>0.455804522</text:p>
          </table:table-cell>
          <table:table-cell office:value-type="float" office:value="0.500897229" calcext:value-type="float">
            <text:p>0.500897229</text:p>
          </table:table-cell>
          <table:table-cell office:value-type="float" office:value="0.139034407" calcext:value-type="float">
            <text:p>0.139034407</text:p>
          </table:table-cell>
          <table:table-cell office:value-type="float" office:value="0.365245386" calcext:value-type="float">
            <text:p>0.365245386</text:p>
          </table:table-cell>
          <table:table-cell office:value-type="float" office:value="0.455804522" calcext:value-type="float">
            <text:p>0.455804522</text:p>
          </table:table-cell>
          <table:table-cell office:value-type="float" office:value="0.365245386" calcext:value-type="float">
            <text:p>0.365245386</text:p>
          </table:table-cell>
          <table:table-cell office:value-type="float" office:value="0.161011166" calcext:value-type="float">
            <text:p>0.161011166</text:p>
          </table:table-cell>
          <table:table-cell office:value-type="float" office:value="0.002628077" calcext:value-type="float">
            <text:p>0.002628077</text:p>
          </table:table-cell>
          <table:table-cell office:value-type="float" office:value="0.002996481" calcext:value-type="float">
            <text:p>0.002996481</text:p>
          </table:table-cell>
          <table:table-cell office:value-type="float" office:value="0.000040085" calcext:value-type="float">
            <text:p>4.0085E-05</text:p>
          </table:table-cell>
          <table:table-cell office:value-type="float" office:value="0.001888214" calcext:value-type="float">
            <text:p>0.001888214</text:p>
          </table:table-cell>
          <table:table-cell office:value-type="float" office:value="0.002628077" calcext:value-type="float">
            <text:p>0.002628077</text:p>
          </table:table-cell>
          <table:table-cell office:value-type="float" office:value="0.001888214" calcext:value-type="float">
            <text:p>0.001888214</text:p>
          </table:table-cell>
          <table:table-cell office:value-type="float" office:value="0.001315451" calcext:value-type="float">
            <text:p>0.001315451</text:p>
          </table:table-cell>
          <table:table-cell office:value-type="float" office:value="26.761533494" calcext:value-type="float">
            <text:p>26.761533494</text:p>
          </table:table-cell>
          <table:table-cell office:value-type="float" office:value="26.770611706" calcext:value-type="float">
            <text:p>26.770611706</text:p>
          </table:table-cell>
          <table:table-cell office:value-type="float" office:value="26.697758265" calcext:value-type="float">
            <text:p>26.697758265</text:p>
          </table:table-cell>
          <table:table-cell office:value-type="float" office:value="26.743301155" calcext:value-type="float">
            <text:p>26.743301155</text:p>
          </table:table-cell>
          <table:table-cell office:value-type="float" office:value="26.761533494" calcext:value-type="float">
            <text:p>26.761533494</text:p>
          </table:table-cell>
          <table:table-cell office:value-type="float" office:value="26.743301155" calcext:value-type="float">
            <text:p>26.743301155</text:p>
          </table:table-cell>
          <table:table-cell office:value-type="float" office:value="0.032416247" calcext:value-type="float">
            <text:p>0.0324162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4:30:20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86297069" calcext:value-type="float">
            <text:p>0.486297069</text:p>
          </table:table-cell>
          <table:table-cell office:value-type="float" office:value="0.538823073" calcext:value-type="float">
            <text:p>0.538823073</text:p>
          </table:table-cell>
          <table:table-cell office:value-type="float" office:value="0.143179911" calcext:value-type="float">
            <text:p>0.143179911</text:p>
          </table:table-cell>
          <table:table-cell office:value-type="float" office:value="0.389433351" calcext:value-type="float">
            <text:p>0.389433351</text:p>
          </table:table-cell>
          <table:table-cell office:value-type="float" office:value="0.486297069" calcext:value-type="float">
            <text:p>0.486297069</text:p>
          </table:table-cell>
          <table:table-cell office:value-type="float" office:value="0.389433351" calcext:value-type="float">
            <text:p>0.389433351</text:p>
          </table:table-cell>
          <table:table-cell office:value-type="float" office:value="0.175442893" calcext:value-type="float">
            <text:p>0.175442893</text:p>
          </table:table-cell>
          <table:table-cell office:value-type="float" office:value="0.002877199" calcext:value-type="float">
            <text:p>0.002877199</text:p>
          </table:table-cell>
          <table:table-cell office:value-type="float" office:value="0.003306333" calcext:value-type="float">
            <text:p>0.003306333</text:p>
          </table:table-cell>
          <table:table-cell office:value-type="float" office:value="0.000073954" calcext:value-type="float">
            <text:p>7.3954E-05</text:p>
          </table:table-cell>
          <table:table-cell office:value-type="float" office:value="0.002085828" calcext:value-type="float">
            <text:p>0.002085828</text:p>
          </table:table-cell>
          <table:table-cell office:value-type="float" office:value="0.002877199" calcext:value-type="float">
            <text:p>0.002877199</text:p>
          </table:table-cell>
          <table:table-cell office:value-type="float" office:value="0.002085828" calcext:value-type="float">
            <text:p>0.002085828</text:p>
          </table:table-cell>
          <table:table-cell office:value-type="float" office:value="0.001433357" calcext:value-type="float">
            <text:p>0.001433357</text:p>
          </table:table-cell>
          <table:table-cell office:value-type="float" office:value="26.757564781" calcext:value-type="float">
            <text:p>26.757564781</text:p>
          </table:table-cell>
          <table:table-cell office:value-type="float" office:value="26.768139518" calcext:value-type="float">
            <text:p>26.768139518</text:p>
          </table:table-cell>
          <table:table-cell office:value-type="float" office:value="26.688484709" calcext:value-type="float">
            <text:p>26.688484709</text:p>
          </table:table-cell>
          <table:table-cell office:value-type="float" office:value="26.738063003" calcext:value-type="float">
            <text:p>26.738063003</text:p>
          </table:table-cell>
          <table:table-cell office:value-type="float" office:value="26.757564781" calcext:value-type="float">
            <text:p>26.757564781</text:p>
          </table:table-cell>
          <table:table-cell office:value-type="float" office:value="26.738063003" calcext:value-type="float">
            <text:p>26.738063003</text:p>
          </table:table-cell>
          <table:table-cell office:value-type="float" office:value="0.035321963" calcext:value-type="float">
            <text:p>0.0353219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4:30:21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62823482" calcext:value-type="float">
            <text:p>0.562823482</text:p>
          </table:table-cell>
          <table:table-cell office:value-type="float" office:value="0.455736572" calcext:value-type="float">
            <text:p>0.455736572</text:p>
          </table:table-cell>
          <table:table-cell office:value-type="float" office:value="0.143022554" calcext:value-type="float">
            <text:p>0.143022554</text:p>
          </table:table-cell>
          <table:table-cell office:value-type="float" office:value="0.387194203" calcext:value-type="float">
            <text:p>0.387194203</text:p>
          </table:table-cell>
          <table:table-cell office:value-type="float" office:value="0.455736572" calcext:value-type="float">
            <text:p>0.455736572</text:p>
          </table:table-cell>
          <table:table-cell office:value-type="float" office:value="0.387194203" calcext:value-type="float">
            <text:p>0.387194203</text:p>
          </table:table-cell>
          <table:table-cell office:value-type="float" office:value="0.178104365" calcext:value-type="float">
            <text:p>0.178104365</text:p>
          </table:table-cell>
          <table:table-cell office:value-type="float" office:value="0.003502414" calcext:value-type="float">
            <text:p>0.003502414</text:p>
          </table:table-cell>
          <table:table-cell office:value-type="float" office:value="0.002627521" calcext:value-type="float">
            <text:p>0.002627521</text:p>
          </table:table-cell>
          <table:table-cell office:value-type="float" office:value="0.000072668" calcext:value-type="float">
            <text:p>7.2668E-05</text:p>
          </table:table-cell>
          <table:table-cell office:value-type="float" office:value="0.002067535" calcext:value-type="float">
            <text:p>0.002067535</text:p>
          </table:table-cell>
          <table:table-cell office:value-type="float" office:value="0.002627521" calcext:value-type="float">
            <text:p>0.002627521</text:p>
          </table:table-cell>
          <table:table-cell office:value-type="float" office:value="0.002067535" calcext:value-type="float">
            <text:p>0.002067535</text:p>
          </table:table-cell>
          <table:table-cell office:value-type="float" office:value="0.001455101" calcext:value-type="float">
            <text:p>0.001455101</text:p>
          </table:table-cell>
          <table:table-cell office:value-type="float" office:value="26.77297134" calcext:value-type="float">
            <text:p>26.77297134</text:p>
          </table:table-cell>
          <table:table-cell office:value-type="float" office:value="26.751412179" calcext:value-type="float">
            <text:p>26.751412179</text:p>
          </table:table-cell>
          <table:table-cell office:value-type="float" office:value="26.688453028" calcext:value-type="float">
            <text:p>26.688453028</text:p>
          </table:table-cell>
          <table:table-cell office:value-type="float" office:value="26.737612182" calcext:value-type="float">
            <text:p>26.737612182</text:p>
          </table:table-cell>
          <table:table-cell office:value-type="float" office:value="26.751412179" calcext:value-type="float">
            <text:p>26.751412179</text:p>
          </table:table-cell>
          <table:table-cell office:value-type="float" office:value="26.737612182" calcext:value-type="float">
            <text:p>26.737612182</text:p>
          </table:table-cell>
          <table:table-cell office:value-type="float" office:value="0.035857739" calcext:value-type="float">
            <text:p>0.0358577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4:30:22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60813613" calcext:value-type="float">
            <text:p>0.560813613</text:p>
          </table:table-cell>
          <table:table-cell office:value-type="float" office:value="0.451253706" calcext:value-type="float">
            <text:p>0.451253706</text:p>
          </table:table-cell>
          <table:table-cell office:value-type="float" office:value="0.143038648" calcext:value-type="float">
            <text:p>0.143038648</text:p>
          </table:table-cell>
          <table:table-cell office:value-type="float" office:value="0.385035322" calcext:value-type="float">
            <text:p>0.385035322</text:p>
          </table:table-cell>
          <table:table-cell office:value-type="float" office:value="0.451253706" calcext:value-type="float">
            <text:p>0.451253706</text:p>
          </table:table-cell>
          <table:table-cell office:value-type="float" office:value="0.385035322" calcext:value-type="float">
            <text:p>0.385035322</text:p>
          </table:table-cell>
          <table:table-cell office:value-type="float" office:value="0.176866496" calcext:value-type="float">
            <text:p>0.176866496</text:p>
          </table:table-cell>
          <table:table-cell office:value-type="float" office:value="0.003485994" calcext:value-type="float">
            <text:p>0.003485994</text:p>
          </table:table-cell>
          <table:table-cell office:value-type="float" office:value="0.002590897" calcext:value-type="float">
            <text:p>0.002590897</text:p>
          </table:table-cell>
          <table:table-cell office:value-type="float" office:value="0.0000728" calcext:value-type="float">
            <text:p>7.28E-05</text:p>
          </table:table-cell>
          <table:table-cell office:value-type="float" office:value="0.002049897" calcext:value-type="float">
            <text:p>0.002049897</text:p>
          </table:table-cell>
          <table:table-cell office:value-type="float" office:value="0.002590897" calcext:value-type="float">
            <text:p>0.002590897</text:p>
          </table:table-cell>
          <table:table-cell office:value-type="float" office:value="0.002049897" calcext:value-type="float">
            <text:p>0.002049897</text:p>
          </table:table-cell>
          <table:table-cell office:value-type="float" office:value="0.001444988" calcext:value-type="float">
            <text:p>0.001444988</text:p>
          </table:table-cell>
          <table:table-cell office:value-type="float" office:value="26.777620433" calcext:value-type="float">
            <text:p>26.777620433</text:p>
          </table:table-cell>
          <table:table-cell office:value-type="float" office:value="26.755563483" calcext:value-type="float">
            <text:p>26.755563483</text:p>
          </table:table-cell>
          <table:table-cell office:value-type="float" office:value="26.693510364" calcext:value-type="float">
            <text:p>26.693510364</text:p>
          </table:table-cell>
          <table:table-cell office:value-type="float" office:value="26.742231427" calcext:value-type="float">
            <text:p>26.742231427</text:p>
          </table:table-cell>
          <table:table-cell office:value-type="float" office:value="26.755563483" calcext:value-type="float">
            <text:p>26.755563483</text:p>
          </table:table-cell>
          <table:table-cell office:value-type="float" office:value="26.742231427" calcext:value-type="float">
            <text:p>26.742231427</text:p>
          </table:table-cell>
          <table:table-cell office:value-type="float" office:value="0.035608367" calcext:value-type="float">
            <text:p>0.0356083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4:30:23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70589968" calcext:value-type="float">
            <text:p>0.570589968</text:p>
          </table:table-cell>
          <table:table-cell office:value-type="float" office:value="0.441817098" calcext:value-type="float">
            <text:p>0.441817098</text:p>
          </table:table-cell>
          <table:table-cell office:value-type="float" office:value="0.142028945" calcext:value-type="float">
            <text:p>0.142028945</text:p>
          </table:table-cell>
          <table:table-cell office:value-type="float" office:value="0.384812004" calcext:value-type="float">
            <text:p>0.384812004</text:p>
          </table:table-cell>
          <table:table-cell office:value-type="float" office:value="0.441817098" calcext:value-type="float">
            <text:p>0.441817098</text:p>
          </table:table-cell>
          <table:table-cell office:value-type="float" office:value="0.384812004" calcext:value-type="float">
            <text:p>0.384812004</text:p>
          </table:table-cell>
          <table:table-cell office:value-type="float" office:value="0.17954261" calcext:value-type="float">
            <text:p>0.17954261</text:p>
          </table:table-cell>
          <table:table-cell office:value-type="float" office:value="0.003565866" calcext:value-type="float">
            <text:p>0.003565866</text:p>
          </table:table-cell>
          <table:table-cell office:value-type="float" office:value="0.0025138" calcext:value-type="float">
            <text:p>0.0025138</text:p>
          </table:table-cell>
          <table:table-cell office:value-type="float" office:value="0.000064551" calcext:value-type="float">
            <text:p>6.4551E-05</text:p>
          </table:table-cell>
          <table:table-cell office:value-type="float" office:value="0.002048072" calcext:value-type="float">
            <text:p>0.002048072</text:p>
          </table:table-cell>
          <table:table-cell office:value-type="float" office:value="0.0025138" calcext:value-type="float">
            <text:p>0.0025138</text:p>
          </table:table-cell>
          <table:table-cell office:value-type="float" office:value="0.002048072" calcext:value-type="float">
            <text:p>0.002048072</text:p>
          </table:table-cell>
          <table:table-cell office:value-type="float" office:value="0.001466851" calcext:value-type="float">
            <text:p>0.001466851</text:p>
          </table:table-cell>
          <table:table-cell office:value-type="float" office:value="26.779588619" calcext:value-type="float">
            <text:p>26.779588619</text:p>
          </table:table-cell>
          <table:table-cell office:value-type="float" office:value="26.753663655" calcext:value-type="float">
            <text:p>26.753663655</text:p>
          </table:table-cell>
          <table:table-cell office:value-type="float" office:value="26.693307074" calcext:value-type="float">
            <text:p>26.693307074</text:p>
          </table:table-cell>
          <table:table-cell office:value-type="float" office:value="26.74218645" calcext:value-type="float">
            <text:p>26.74218645</text:p>
          </table:table-cell>
          <table:table-cell office:value-type="float" office:value="26.753663655" calcext:value-type="float">
            <text:p>26.753663655</text:p>
          </table:table-cell>
          <table:table-cell office:value-type="float" office:value="26.74218645" calcext:value-type="float">
            <text:p>26.74218645</text:p>
          </table:table-cell>
          <table:table-cell office:value-type="float" office:value="0.036147116" calcext:value-type="float">
            <text:p>0.0361471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4:30:25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58152861" calcext:value-type="float">
            <text:p>0.558152861</text:p>
          </table:table-cell>
          <table:table-cell office:value-type="float" office:value="0.439032369" calcext:value-type="float">
            <text:p>0.439032369</text:p>
          </table:table-cell>
          <table:table-cell office:value-type="float" office:value="0.142015832" calcext:value-type="float">
            <text:p>0.142015832</text:p>
          </table:table-cell>
          <table:table-cell office:value-type="float" office:value="0.379733687" calcext:value-type="float">
            <text:p>0.379733687</text:p>
          </table:table-cell>
          <table:table-cell office:value-type="float" office:value="0.439032369" calcext:value-type="float">
            <text:p>0.439032369</text:p>
          </table:table-cell>
          <table:table-cell office:value-type="float" office:value="0.379733687" calcext:value-type="float">
            <text:p>0.379733687</text:p>
          </table:table-cell>
          <table:table-cell office:value-type="float" office:value="0.174985251" calcext:value-type="float">
            <text:p>0.174985251</text:p>
          </table:table-cell>
          <table:table-cell office:value-type="float" office:value="0.003464256" calcext:value-type="float">
            <text:p>0.003464256</text:p>
          </table:table-cell>
          <table:table-cell office:value-type="float" office:value="0.002491049" calcext:value-type="float">
            <text:p>0.002491049</text:p>
          </table:table-cell>
          <table:table-cell office:value-type="float" office:value="0.000064443" calcext:value-type="float">
            <text:p>6.4443E-05</text:p>
          </table:table-cell>
          <table:table-cell office:value-type="float" office:value="0.002006583" calcext:value-type="float">
            <text:p>0.002006583</text:p>
          </table:table-cell>
          <table:table-cell office:value-type="float" office:value="0.002491049" calcext:value-type="float">
            <text:p>0.002491049</text:p>
          </table:table-cell>
          <table:table-cell office:value-type="float" office:value="0.002006583" calcext:value-type="float">
            <text:p>0.002006583</text:p>
          </table:table-cell>
          <table:table-cell office:value-type="float" office:value="0.001429618" calcext:value-type="float">
            <text:p>0.001429618</text:p>
          </table:table-cell>
          <table:table-cell office:value-type="float" office:value="26.777084767" calcext:value-type="float">
            <text:p>26.777084767</text:p>
          </table:table-cell>
          <table:table-cell office:value-type="float" office:value="26.753103018" calcext:value-type="float">
            <text:p>26.753103018</text:p>
          </table:table-cell>
          <table:table-cell office:value-type="float" office:value="26.693304434" calcext:value-type="float">
            <text:p>26.693304434</text:p>
          </table:table-cell>
          <table:table-cell office:value-type="float" office:value="26.741164073" calcext:value-type="float">
            <text:p>26.741164073</text:p>
          </table:table-cell>
          <table:table-cell office:value-type="float" office:value="26.753103018" calcext:value-type="float">
            <text:p>26.753103018</text:p>
          </table:table-cell>
          <table:table-cell office:value-type="float" office:value="26.741164073" calcext:value-type="float">
            <text:p>26.741164073</text:p>
          </table:table-cell>
          <table:table-cell office:value-type="float" office:value="0.035229626" calcext:value-type="float">
            <text:p>0.0352296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4:30:26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64641424" calcext:value-type="float">
            <text:p>0.564641424</text:p>
          </table:table-cell>
          <table:table-cell office:value-type="float" office:value="0.437445693" calcext:value-type="float">
            <text:p>0.437445693</text:p>
          </table:table-cell>
          <table:table-cell office:value-type="float" office:value="0.139749663" calcext:value-type="float">
            <text:p>0.139749663</text:p>
          </table:table-cell>
          <table:table-cell office:value-type="float" office:value="0.38061226" calcext:value-type="float">
            <text:p>0.38061226</text:p>
          </table:table-cell>
          <table:table-cell office:value-type="float" office:value="0.437445693" calcext:value-type="float">
            <text:p>0.437445693</text:p>
          </table:table-cell>
          <table:table-cell office:value-type="float" office:value="0.38061226" calcext:value-type="float">
            <text:p>0.38061226</text:p>
          </table:table-cell>
          <table:table-cell office:value-type="float" office:value="0.178055762" calcext:value-type="float">
            <text:p>0.178055762</text:p>
          </table:table-cell>
          <table:table-cell office:value-type="float" office:value="0.003517267" calcext:value-type="float">
            <text:p>0.003517267</text:p>
          </table:table-cell>
          <table:table-cell office:value-type="float" office:value="0.002478086" calcext:value-type="float">
            <text:p>0.002478086</text:p>
          </table:table-cell>
          <table:table-cell office:value-type="float" office:value="0.000045929" calcext:value-type="float">
            <text:p>4.5929E-05</text:p>
          </table:table-cell>
          <table:table-cell office:value-type="float" office:value="0.002013761" calcext:value-type="float">
            <text:p>0.002013761</text:p>
          </table:table-cell>
          <table:table-cell office:value-type="float" office:value="0.002478086" calcext:value-type="float">
            <text:p>0.002478086</text:p>
          </table:table-cell>
          <table:table-cell office:value-type="float" office:value="0.002013761" calcext:value-type="float">
            <text:p>0.002013761</text:p>
          </table:table-cell>
          <table:table-cell office:value-type="float" office:value="0.001454704" calcext:value-type="float">
            <text:p>0.001454704</text:p>
          </table:table-cell>
          <table:table-cell office:value-type="float" office:value="26.773337332" calcext:value-type="float">
            <text:p>26.773337332</text:p>
          </table:table-cell>
          <table:table-cell office:value-type="float" office:value="26.747729746" calcext:value-type="float">
            <text:p>26.747729746</text:p>
          </table:table-cell>
          <table:table-cell office:value-type="float" office:value="26.687794074" calcext:value-type="float">
            <text:p>26.687794074</text:p>
          </table:table-cell>
          <table:table-cell office:value-type="float" office:value="26.73628705" calcext:value-type="float">
            <text:p>26.73628705</text:p>
          </table:table-cell>
          <table:table-cell office:value-type="float" office:value="26.747729746" calcext:value-type="float">
            <text:p>26.747729746</text:p>
          </table:table-cell>
          <table:table-cell office:value-type="float" office:value="26.73628705" calcext:value-type="float">
            <text:p>26.73628705</text:p>
          </table:table-cell>
          <table:table-cell office:value-type="float" office:value="0.035847954" calcext:value-type="float">
            <text:p>0.0358479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4:30:27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584224532" calcext:value-type="float">
            <text:p>0.584224532</text:p>
          </table:table-cell>
          <table:table-cell office:value-type="float" office:value="0.430580429" calcext:value-type="float">
            <text:p>0.430580429</text:p>
          </table:table-cell>
          <table:table-cell office:value-type="float" office:value="0.139092224" calcext:value-type="float">
            <text:p>0.139092224</text:p>
          </table:table-cell>
          <table:table-cell office:value-type="float" office:value="0.384632395" calcext:value-type="float">
            <text:p>0.384632395</text:p>
          </table:table-cell>
          <table:table-cell office:value-type="float" office:value="0.430580429" calcext:value-type="float">
            <text:p>0.430580429</text:p>
          </table:table-cell>
          <table:table-cell office:value-type="float" office:value="0.384632395" calcext:value-type="float">
            <text:p>0.384632395</text:p>
          </table:table-cell>
          <table:table-cell office:value-type="float" office:value="0.184606084" calcext:value-type="float">
            <text:p>0.184606084</text:p>
          </table:table-cell>
          <table:table-cell office:value-type="float" office:value="0.00367726" calcext:value-type="float">
            <text:p>0.00367726</text:p>
          </table:table-cell>
          <table:table-cell office:value-type="float" office:value="0.002421997" calcext:value-type="float">
            <text:p>0.002421997</text:p>
          </table:table-cell>
          <table:table-cell office:value-type="float" office:value="0.000040558" calcext:value-type="float">
            <text:p>4.0558E-05</text:p>
          </table:table-cell>
          <table:table-cell office:value-type="float" office:value="0.002046605" calcext:value-type="float">
            <text:p>0.002046605</text:p>
          </table:table-cell>
          <table:table-cell office:value-type="float" office:value="0.002421997" calcext:value-type="float">
            <text:p>0.002421997</text:p>
          </table:table-cell>
          <table:table-cell office:value-type="float" office:value="0.002046605" calcext:value-type="float">
            <text:p>0.002046605</text:p>
          </table:table-cell>
          <table:table-cell office:value-type="float" office:value="0.00150822" calcext:value-type="float">
            <text:p>0.00150822</text:p>
          </table:table-cell>
          <table:table-cell office:value-type="float" office:value="26.787387242" calcext:value-type="float">
            <text:p>26.787387242</text:p>
          </table:table-cell>
          <table:table-cell office:value-type="float" office:value="26.756455266" calcext:value-type="float">
            <text:p>26.756455266</text:p>
          </table:table-cell>
          <table:table-cell office:value-type="float" office:value="26.697769906" calcext:value-type="float">
            <text:p>26.697769906</text:p>
          </table:table-cell>
          <table:table-cell office:value-type="float" office:value="26.747204138" calcext:value-type="float">
            <text:p>26.747204138</text:p>
          </table:table-cell>
          <table:table-cell office:value-type="float" office:value="26.756455266" calcext:value-type="float">
            <text:p>26.756455266</text:p>
          </table:table-cell>
          <table:table-cell office:value-type="float" office:value="26.747204138" calcext:value-type="float">
            <text:p>26.747204138</text:p>
          </table:table-cell>
          <table:table-cell office:value-type="float" office:value="0.037166331" calcext:value-type="float">
            <text:p>0.0371663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4:30:28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87164913" calcext:value-type="float">
            <text:p>0.487164913</text:p>
          </table:table-cell>
          <table:table-cell office:value-type="float" office:value="0.427057198" calcext:value-type="float">
            <text:p>0.427057198</text:p>
          </table:table-cell>
          <table:table-cell office:value-type="float" office:value="0.145203488" calcext:value-type="float">
            <text:p>0.145203488</text:p>
          </table:table-cell>
          <table:table-cell office:value-type="float" office:value="0.353141867" calcext:value-type="float">
            <text:p>0.353141867</text:p>
          </table:table-cell>
          <table:table-cell office:value-type="float" office:value="0.427057198" calcext:value-type="float">
            <text:p>0.427057198</text:p>
          </table:table-cell>
          <table:table-cell office:value-type="float" office:value="0.353141867" calcext:value-type="float">
            <text:p>0.353141867</text:p>
          </table:table-cell>
          <table:table-cell office:value-type="float" office:value="0.149068242" calcext:value-type="float">
            <text:p>0.149068242</text:p>
          </table:table-cell>
          <table:table-cell office:value-type="float" office:value="0.002884289" calcext:value-type="float">
            <text:p>0.002884289</text:p>
          </table:table-cell>
          <table:table-cell office:value-type="float" office:value="0.002393213" calcext:value-type="float">
            <text:p>0.002393213</text:p>
          </table:table-cell>
          <table:table-cell office:value-type="float" office:value="0.000090486" calcext:value-type="float">
            <text:p>9.0486E-05</text:p>
          </table:table-cell>
          <table:table-cell office:value-type="float" office:value="0.001789329" calcext:value-type="float">
            <text:p>0.001789329</text:p>
          </table:table-cell>
          <table:table-cell office:value-type="float" office:value="0.002393213" calcext:value-type="float">
            <text:p>0.002393213</text:p>
          </table:table-cell>
          <table:table-cell office:value-type="float" office:value="0.001789329" calcext:value-type="float">
            <text:p>0.001789329</text:p>
          </table:table-cell>
          <table:table-cell office:value-type="float" office:value="0.001217878" calcext:value-type="float">
            <text:p>0.001217878</text:p>
          </table:table-cell>
          <table:table-cell office:value-type="float" office:value="26.762793289" calcext:value-type="float">
            <text:p>26.762793289</text:p>
          </table:table-cell>
          <table:table-cell office:value-type="float" office:value="26.750692108" calcext:value-type="float">
            <text:p>26.750692108</text:p>
          </table:table-cell>
          <table:table-cell office:value-type="float" office:value="26.693946224" calcext:value-type="float">
            <text:p>26.693946224</text:p>
          </table:table-cell>
          <table:table-cell office:value-type="float" office:value="26.73581054" calcext:value-type="float">
            <text:p>26.73581054</text:p>
          </table:table-cell>
          <table:table-cell office:value-type="float" office:value="26.750692108" calcext:value-type="float">
            <text:p>26.750692108</text:p>
          </table:table-cell>
          <table:table-cell office:value-type="float" office:value="26.73581054" calcext:value-type="float">
            <text:p>26.73581054</text:p>
          </table:table-cell>
          <table:table-cell office:value-type="float" office:value="0.030011946" calcext:value-type="float">
            <text:p>0.03001194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4:30:29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55859358" calcext:value-type="float">
            <text:p>0.455859358</text:p>
          </table:table-cell>
          <table:table-cell office:value-type="float" office:value="0.471353587" calcext:value-type="float">
            <text:p>0.471353587</text:p>
          </table:table-cell>
          <table:table-cell office:value-type="float" office:value="0.144853609" calcext:value-type="float">
            <text:p>0.144853609</text:p>
          </table:table-cell>
          <table:table-cell office:value-type="float" office:value="0.357355518" calcext:value-type="float">
            <text:p>0.357355518</text:p>
          </table:table-cell>
          <table:table-cell office:value-type="float" office:value="0.455859358" calcext:value-type="float">
            <text:p>0.455859358</text:p>
          </table:table-cell>
          <table:table-cell office:value-type="float" office:value="0.357355518" calcext:value-type="float">
            <text:p>0.357355518</text:p>
          </table:table-cell>
          <table:table-cell office:value-type="float" office:value="0.150394623" calcext:value-type="float">
            <text:p>0.150394623</text:p>
          </table:table-cell>
          <table:table-cell office:value-type="float" office:value="0.002628525" calcext:value-type="float">
            <text:p>0.002628525</text:p>
          </table:table-cell>
          <table:table-cell office:value-type="float" office:value="0.002755111" calcext:value-type="float">
            <text:p>0.002755111</text:p>
          </table:table-cell>
          <table:table-cell office:value-type="float" office:value="0.000087628" calcext:value-type="float">
            <text:p>8.7628E-05</text:p>
          </table:table-cell>
          <table:table-cell office:value-type="float" office:value="0.001823755" calcext:value-type="float">
            <text:p>0.001823755</text:p>
          </table:table-cell>
          <table:table-cell office:value-type="float" office:value="0.002628525" calcext:value-type="float">
            <text:p>0.002628525</text:p>
          </table:table-cell>
          <table:table-cell office:value-type="float" office:value="0.001823755" calcext:value-type="float">
            <text:p>0.001823755</text:p>
          </table:table-cell>
          <table:table-cell office:value-type="float" office:value="0.001228714" calcext:value-type="float">
            <text:p>0.001228714</text:p>
          </table:table-cell>
          <table:table-cell office:value-type="float" office:value="26.756490716" calcext:value-type="float">
            <text:p>26.756490716</text:p>
          </table:table-cell>
          <table:table-cell office:value-type="float" office:value="26.759610087" calcext:value-type="float">
            <text:p>26.759610087</text:p>
          </table:table-cell>
          <table:table-cell office:value-type="float" office:value="26.693875781" calcext:value-type="float">
            <text:p>26.693875781</text:p>
          </table:table-cell>
          <table:table-cell office:value-type="float" office:value="26.736658861" calcext:value-type="float">
            <text:p>26.736658861</text:p>
          </table:table-cell>
          <table:table-cell office:value-type="float" office:value="26.756490716" calcext:value-type="float">
            <text:p>26.756490716</text:p>
          </table:table-cell>
          <table:table-cell office:value-type="float" office:value="26.736658861" calcext:value-type="float">
            <text:p>26.736658861</text:p>
          </table:table-cell>
          <table:table-cell office:value-type="float" office:value="0.030278998" calcext:value-type="float">
            <text:p>0.0302789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4:30:31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61257155" calcext:value-type="float">
            <text:p>0.461257155</text:p>
          </table:table-cell>
          <table:table-cell office:value-type="float" office:value="0.459805186" calcext:value-type="float">
            <text:p>0.459805186</text:p>
          </table:table-cell>
          <table:table-cell office:value-type="float" office:value="0.145152825" calcext:value-type="float">
            <text:p>0.145152825</text:p>
          </table:table-cell>
          <table:table-cell office:value-type="float" office:value="0.355405055" calcext:value-type="float">
            <text:p>0.355405055</text:p>
          </table:table-cell>
          <table:table-cell office:value-type="float" office:value="0.459805186" calcext:value-type="float">
            <text:p>0.459805186</text:p>
          </table:table-cell>
          <table:table-cell office:value-type="float" office:value="0.355405055" calcext:value-type="float">
            <text:p>0.355405055</text:p>
          </table:table-cell>
          <table:table-cell office:value-type="float" office:value="0.14867196" calcext:value-type="float">
            <text:p>0.14867196</text:p>
          </table:table-cell>
          <table:table-cell office:value-type="float" office:value="0.002672624" calcext:value-type="float">
            <text:p>0.002672624</text:p>
          </table:table-cell>
          <table:table-cell office:value-type="float" office:value="0.002660762" calcext:value-type="float">
            <text:p>0.002660762</text:p>
          </table:table-cell>
          <table:table-cell office:value-type="float" office:value="0.000090073" calcext:value-type="float">
            <text:p>9.0073E-05</text:p>
          </table:table-cell>
          <table:table-cell office:value-type="float" office:value="0.001807819" calcext:value-type="float">
            <text:p>0.001807819</text:p>
          </table:table-cell>
          <table:table-cell office:value-type="float" office:value="0.002660762" calcext:value-type="float">
            <text:p>0.002660762</text:p>
          </table:table-cell>
          <table:table-cell office:value-type="float" office:value="0.001807819" calcext:value-type="float">
            <text:p>0.001807819</text:p>
          </table:table-cell>
          <table:table-cell office:value-type="float" office:value="0.00121464" calcext:value-type="float">
            <text:p>0.00121464</text:p>
          </table:table-cell>
          <table:table-cell office:value-type="float" office:value="26.752523614" calcext:value-type="float">
            <text:p>26.752523614</text:p>
          </table:table-cell>
          <table:table-cell office:value-type="float" office:value="26.752231296" calcext:value-type="float">
            <text:p>26.752231296</text:p>
          </table:table-cell>
          <table:table-cell office:value-type="float" office:value="26.68888193" calcext:value-type="float">
            <text:p>26.68888193</text:p>
          </table:table-cell>
          <table:table-cell office:value-type="float" office:value="26.73121228" calcext:value-type="float">
            <text:p>26.73121228</text:p>
          </table:table-cell>
          <table:table-cell office:value-type="float" office:value="26.752231296" calcext:value-type="float">
            <text:p>26.752231296</text:p>
          </table:table-cell>
          <table:table-cell office:value-type="float" office:value="26.73121228" calcext:value-type="float">
            <text:p>26.73121228</text:p>
          </table:table-cell>
          <table:table-cell office:value-type="float" office:value="0.029932315" calcext:value-type="float">
            <text:p>0.0299323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4:30:32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68696412" calcext:value-type="float">
            <text:p>0.468696412</text:p>
          </table:table-cell>
          <table:table-cell office:value-type="float" office:value="0.465259607" calcext:value-type="float">
            <text:p>0.465259607</text:p>
          </table:table-cell>
          <table:table-cell office:value-type="float" office:value="0.14515044" calcext:value-type="float">
            <text:p>0.14515044</text:p>
          </table:table-cell>
          <table:table-cell office:value-type="float" office:value="0.359702153" calcext:value-type="float">
            <text:p>0.359702153</text:p>
          </table:table-cell>
          <table:table-cell office:value-type="float" office:value="0.465259607" calcext:value-type="float">
            <text:p>0.465259607</text:p>
          </table:table-cell>
          <table:table-cell office:value-type="float" office:value="0.359702153" calcext:value-type="float">
            <text:p>0.359702153</text:p>
          </table:table-cell>
          <table:table-cell office:value-type="float" office:value="0.151717459" calcext:value-type="float">
            <text:p>0.151717459</text:p>
          </table:table-cell>
          <table:table-cell office:value-type="float" office:value="0.002733402" calcext:value-type="float">
            <text:p>0.002733402</text:p>
          </table:table-cell>
          <table:table-cell office:value-type="float" office:value="0.002705324" calcext:value-type="float">
            <text:p>0.002705324</text:p>
          </table:table-cell>
          <table:table-cell office:value-type="float" office:value="0.000090053" calcext:value-type="float">
            <text:p>9.0053E-05</text:p>
          </table:table-cell>
          <table:table-cell office:value-type="float" office:value="0.001842926" calcext:value-type="float">
            <text:p>0.001842926</text:p>
          </table:table-cell>
          <table:table-cell office:value-type="float" office:value="0.002705324" calcext:value-type="float">
            <text:p>0.002705324</text:p>
          </table:table-cell>
          <table:table-cell office:value-type="float" office:value="0.001842926" calcext:value-type="float">
            <text:p>0.001842926</text:p>
          </table:table-cell>
          <table:table-cell office:value-type="float" office:value="0.001239522" calcext:value-type="float">
            <text:p>0.001239522</text:p>
          </table:table-cell>
          <table:table-cell office:value-type="float" office:value="26.759075133" calcext:value-type="float">
            <text:p>26.759075133</text:p>
          </table:table-cell>
          <table:table-cell office:value-type="float" office:value="26.758383219" calcext:value-type="float">
            <text:p>26.758383219</text:p>
          </table:table-cell>
          <table:table-cell office:value-type="float" office:value="26.693935544" calcext:value-type="float">
            <text:p>26.693935544</text:p>
          </table:table-cell>
          <table:table-cell office:value-type="float" office:value="26.737131299" calcext:value-type="float">
            <text:p>26.737131299</text:p>
          </table:table-cell>
          <table:table-cell office:value-type="float" office:value="26.758383219" calcext:value-type="float">
            <text:p>26.758383219</text:p>
          </table:table-cell>
          <table:table-cell office:value-type="float" office:value="26.737131299" calcext:value-type="float">
            <text:p>26.737131299</text:p>
          </table:table-cell>
          <table:table-cell office:value-type="float" office:value="0.030545317" calcext:value-type="float">
            <text:p>0.0305453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4:30:33</text:p>
          </table:table-cell>
          <table:table-cell office:value-type="float" office:value="26.68161" calcext:value-type="float">
            <text:p>26.68161</text:p>
          </table:table-cell>
          <table:table-cell office:value-type="float" office:value="0.462621506" calcext:value-type="float">
            <text:p>0.462621506</text:p>
          </table:table-cell>
          <table:table-cell office:value-type="float" office:value="0.482720194" calcext:value-type="float">
            <text:p>0.482720194</text:p>
          </table:table-cell>
          <table:table-cell office:value-type="float" office:value="0.141035335" calcext:value-type="float">
            <text:p>0.141035335</text:p>
          </table:table-cell>
          <table:table-cell office:value-type="float" office:value="0.362125678" calcext:value-type="float">
            <text:p>0.362125678</text:p>
          </table:table-cell>
          <table:table-cell office:value-type="float" office:value="0.462621506" calcext:value-type="float">
            <text:p>0.462621506</text:p>
          </table:table-cell>
          <table:table-cell office:value-type="float" office:value="0.362125678" calcext:value-type="float">
            <text:p>0.362125678</text:p>
          </table:table-cell>
          <table:table-cell office:value-type="float" office:value="0.15654966" calcext:value-type="float">
            <text:p>0.15654966</text:p>
          </table:table-cell>
          <table:table-cell office:value-type="float" office:value="0.002683771" calcext:value-type="float">
            <text:p>0.002683771</text:p>
          </table:table-cell>
          <table:table-cell office:value-type="float" office:value="0.002847976" calcext:value-type="float">
            <text:p>0.002847976</text:p>
          </table:table-cell>
          <table:table-cell office:value-type="float" office:value="0.000056433" calcext:value-type="float">
            <text:p>5.6433E-05</text:p>
          </table:table-cell>
          <table:table-cell office:value-type="float" office:value="0.001862727" calcext:value-type="float">
            <text:p>0.001862727</text:p>
          </table:table-cell>
          <table:table-cell office:value-type="float" office:value="0.002683771" calcext:value-type="float">
            <text:p>0.002683771</text:p>
          </table:table-cell>
          <table:table-cell office:value-type="float" office:value="0.001862727" calcext:value-type="float">
            <text:p>0.001862727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26.747744482" calcext:value-type="float">
            <text:p>26.747744482</text:p>
          </table:table-cell>
          <table:table-cell office:value-type="float" office:value="26.751790873" calcext:value-type="float">
            <text:p>26.751790873</text:p>
          </table:table-cell>
          <table:table-cell office:value-type="float" office:value="26.68299883" calcext:value-type="float">
            <text:p>26.68299883</text:p>
          </table:table-cell>
          <table:table-cell office:value-type="float" office:value="26.727511395" calcext:value-type="float">
            <text:p>26.727511395</text:p>
          </table:table-cell>
          <table:table-cell office:value-type="float" office:value="26.747744482" calcext:value-type="float">
            <text:p>26.747744482</text:p>
          </table:table-cell>
          <table:table-cell office:value-type="float" office:value="26.727511395" calcext:value-type="float">
            <text:p>26.727511395</text:p>
          </table:table-cell>
          <table:table-cell office:value-type="float" office:value="0.031518457" calcext:value-type="float">
            <text:p>0.03151845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4:30:34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49554974" calcext:value-type="float">
            <text:p>0.449554974</text:p>
          </table:table-cell>
          <table:table-cell office:value-type="float" office:value="0.516486229" calcext:value-type="float">
            <text:p>0.516486229</text:p>
          </table:table-cell>
          <table:table-cell office:value-type="float" office:value="0.139628069" calcext:value-type="float">
            <text:p>0.139628069</text:p>
          </table:table-cell>
          <table:table-cell office:value-type="float" office:value="0.368556424" calcext:value-type="float">
            <text:p>0.368556424</text:p>
          </table:table-cell>
          <table:table-cell office:value-type="float" office:value="0.449554974" calcext:value-type="float">
            <text:p>0.449554974</text:p>
          </table:table-cell>
          <table:table-cell office:value-type="float" office:value="0.368556424" calcext:value-type="float">
            <text:p>0.368556424</text:p>
          </table:table-cell>
          <table:table-cell office:value-type="float" office:value="0.164166769" calcext:value-type="float">
            <text:p>0.164166769</text:p>
          </table:table-cell>
          <table:table-cell office:value-type="float" office:value="0.002577018" calcext:value-type="float">
            <text:p>0.002577018</text:p>
          </table:table-cell>
          <table:table-cell office:value-type="float" office:value="0.003123842" calcext:value-type="float">
            <text:p>0.003123842</text:p>
          </table:table-cell>
          <table:table-cell office:value-type="float" office:value="0.000044936" calcext:value-type="float">
            <text:p>4.4936E-05</text:p>
          </table:table-cell>
          <table:table-cell office:value-type="float" office:value="0.001915265" calcext:value-type="float">
            <text:p>0.001915265</text:p>
          </table:table-cell>
          <table:table-cell office:value-type="float" office:value="0.002577018" calcext:value-type="float">
            <text:p>0.002577018</text:p>
          </table:table-cell>
          <table:table-cell office:value-type="float" office:value="0.001915265" calcext:value-type="float">
            <text:p>0.001915265</text:p>
          </table:table-cell>
          <table:table-cell office:value-type="float" office:value="0.001341232" calcext:value-type="float">
            <text:p>0.001341232</text:p>
          </table:table-cell>
          <table:table-cell office:value-type="float" office:value="26.755221485" calcext:value-type="float">
            <text:p>26.755221485</text:p>
          </table:table-cell>
          <table:table-cell office:value-type="float" office:value="26.768696354" calcext:value-type="float">
            <text:p>26.768696354</text:p>
          </table:table-cell>
          <table:table-cell office:value-type="float" office:value="26.692823691" calcext:value-type="float">
            <text:p>26.692823691</text:p>
          </table:table-cell>
          <table:table-cell office:value-type="float" office:value="26.738913844" calcext:value-type="float">
            <text:p>26.738913844</text:p>
          </table:table-cell>
          <table:table-cell office:value-type="float" office:value="26.755221485" calcext:value-type="float">
            <text:p>26.755221485</text:p>
          </table:table-cell>
          <table:table-cell office:value-type="float" office:value="26.738913844" calcext:value-type="float">
            <text:p>26.738913844</text:p>
          </table:table-cell>
          <table:table-cell office:value-type="float" office:value="0.033051673" calcext:value-type="float">
            <text:p>0.03305167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4:30:35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62765749" calcext:value-type="float">
            <text:p>0.462765749</text:p>
          </table:table-cell>
          <table:table-cell office:value-type="float" office:value="0.550754136" calcext:value-type="float">
            <text:p>0.550754136</text:p>
          </table:table-cell>
          <table:table-cell office:value-type="float" office:value="0.14268102" calcext:value-type="float">
            <text:p>0.14268102</text:p>
          </table:table-cell>
          <table:table-cell office:value-type="float" office:value="0.385400301" calcext:value-type="float">
            <text:p>0.385400301</text:p>
          </table:table-cell>
          <table:table-cell office:value-type="float" office:value="0.462765749" calcext:value-type="float">
            <text:p>0.462765749</text:p>
          </table:table-cell>
          <table:table-cell office:value-type="float" office:value="0.385400301" calcext:value-type="float">
            <text:p>0.385400301</text:p>
          </table:table-cell>
          <table:table-cell office:value-type="float" office:value="0.17534723" calcext:value-type="float">
            <text:p>0.17534723</text:p>
          </table:table-cell>
          <table:table-cell office:value-type="float" office:value="0.002684949" calcext:value-type="float">
            <text:p>0.002684949</text:p>
          </table:table-cell>
          <table:table-cell office:value-type="float" office:value="0.003403809" calcext:value-type="float">
            <text:p>0.003403809</text:p>
          </table:table-cell>
          <table:table-cell office:value-type="float" office:value="0.000069878" calcext:value-type="float">
            <text:p>6.9878E-05</text:p>
          </table:table-cell>
          <table:table-cell office:value-type="float" office:value="0.002052879" calcext:value-type="float">
            <text:p>0.002052879</text:p>
          </table:table-cell>
          <table:table-cell office:value-type="float" office:value="0.002684949" calcext:value-type="float">
            <text:p>0.002684949</text:p>
          </table:table-cell>
          <table:table-cell office:value-type="float" office:value="0.002052879" calcext:value-type="float">
            <text:p>0.002052879</text:p>
          </table:table-cell>
          <table:table-cell office:value-type="float" office:value="0.001432575" calcext:value-type="float">
            <text:p>0.001432575</text:p>
          </table:table-cell>
          <table:table-cell office:value-type="float" office:value="26.757881144" calcext:value-type="float">
            <text:p>26.757881144</text:p>
          </table:table-cell>
          <table:table-cell office:value-type="float" office:value="26.775595245" calcext:value-type="float">
            <text:p>26.775595245</text:p>
          </table:table-cell>
          <table:table-cell office:value-type="float" office:value="26.69343836" calcext:value-type="float">
            <text:p>26.69343836</text:p>
          </table:table-cell>
          <table:table-cell office:value-type="float" office:value="26.742304916" calcext:value-type="float">
            <text:p>26.742304916</text:p>
          </table:table-cell>
          <table:table-cell office:value-type="float" office:value="26.757881144" calcext:value-type="float">
            <text:p>26.757881144</text:p>
          </table:table-cell>
          <table:table-cell office:value-type="float" office:value="26.742304916" calcext:value-type="float">
            <text:p>26.742304916</text:p>
          </table:table-cell>
          <table:table-cell office:value-type="float" office:value="0.035302527" calcext:value-type="float">
            <text:p>0.0353025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4:30:37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33763234" calcext:value-type="float">
            <text:p>0.533763234</text:p>
          </table:table-cell>
          <table:table-cell office:value-type="float" office:value="0.469328817" calcext:value-type="float">
            <text:p>0.469328817</text:p>
          </table:table-cell>
          <table:table-cell office:value-type="float" office:value="0.142048018" calcext:value-type="float">
            <text:p>0.142048018</text:p>
          </table:table-cell>
          <table:table-cell office:value-type="float" office:value="0.381713356" calcext:value-type="float">
            <text:p>0.381713356</text:p>
          </table:table-cell>
          <table:table-cell office:value-type="float" office:value="0.469328817" calcext:value-type="float">
            <text:p>0.469328817</text:p>
          </table:table-cell>
          <table:table-cell office:value-type="float" office:value="0.381713356" calcext:value-type="float">
            <text:p>0.381713356</text:p>
          </table:table-cell>
          <table:table-cell office:value-type="float" office:value="0.171498405" calcext:value-type="float">
            <text:p>0.171498405</text:p>
          </table:table-cell>
          <table:table-cell office:value-type="float" office:value="0.003264994" calcext:value-type="float">
            <text:p>0.003264994</text:p>
          </table:table-cell>
          <table:table-cell office:value-type="float" office:value="0.002738569" calcext:value-type="float">
            <text:p>0.002738569</text:p>
          </table:table-cell>
          <table:table-cell office:value-type="float" office:value="0.000064706" calcext:value-type="float">
            <text:p>6.4706E-05</text:p>
          </table:table-cell>
          <table:table-cell office:value-type="float" office:value="0.002022757" calcext:value-type="float">
            <text:p>0.002022757</text:p>
          </table:table-cell>
          <table:table-cell office:value-type="float" office:value="0.002738569" calcext:value-type="float">
            <text:p>0.002738569</text:p>
          </table:table-cell>
          <table:table-cell office:value-type="float" office:value="0.002022757" calcext:value-type="float">
            <text:p>0.002022757</text:p>
          </table:table-cell>
          <table:table-cell office:value-type="float" office:value="0.001401131" calcext:value-type="float">
            <text:p>0.001401131</text:p>
          </table:table-cell>
          <table:table-cell office:value-type="float" office:value="26.767120856" calcext:value-type="float">
            <text:p>26.767120856</text:p>
          </table:table-cell>
          <table:table-cell office:value-type="float" office:value="26.754148646" calcext:value-type="float">
            <text:p>26.754148646</text:p>
          </table:table-cell>
          <table:table-cell office:value-type="float" office:value="26.688256818" calcext:value-type="float">
            <text:p>26.688256818</text:p>
          </table:table-cell>
          <table:table-cell office:value-type="float" office:value="26.736508773" calcext:value-type="float">
            <text:p>26.736508773</text:p>
          </table:table-cell>
          <table:table-cell office:value-type="float" office:value="26.754148646" calcext:value-type="float">
            <text:p>26.754148646</text:p>
          </table:table-cell>
          <table:table-cell office:value-type="float" office:value="26.736508773" calcext:value-type="float">
            <text:p>26.736508773</text:p>
          </table:table-cell>
          <table:table-cell office:value-type="float" office:value="0.034527843" calcext:value-type="float">
            <text:p>0.0345278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4:30:38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572597453" calcext:value-type="float">
            <text:p>0.572597453</text:p>
          </table:table-cell>
          <table:table-cell office:value-type="float" office:value="0.432825736" calcext:value-type="float">
            <text:p>0.432825736</text:p>
          </table:table-cell>
          <table:table-cell office:value-type="float" office:value="0.139228122" calcext:value-type="float">
            <text:p>0.139228122</text:p>
          </table:table-cell>
          <table:table-cell office:value-type="float" office:value="0.381550437" calcext:value-type="float">
            <text:p>0.381550437</text:p>
          </table:table-cell>
          <table:table-cell office:value-type="float" office:value="0.432825736" calcext:value-type="float">
            <text:p>0.432825736</text:p>
          </table:table-cell>
          <table:table-cell office:value-type="float" office:value="0.381550437" calcext:value-type="float">
            <text:p>0.381550437</text:p>
          </table:table-cell>
          <table:table-cell office:value-type="float" office:value="0.180599209" calcext:value-type="float">
            <text:p>0.180599209</text:p>
          </table:table-cell>
          <table:table-cell office:value-type="float" office:value="0.003582267" calcext:value-type="float">
            <text:p>0.003582267</text:p>
          </table:table-cell>
          <table:table-cell office:value-type="float" office:value="0.002440341" calcext:value-type="float">
            <text:p>0.002440341</text:p>
          </table:table-cell>
          <table:table-cell office:value-type="float" office:value="0.000041668" calcext:value-type="float">
            <text:p>4.1668E-05</text:p>
          </table:table-cell>
          <table:table-cell office:value-type="float" office:value="0.002021426" calcext:value-type="float">
            <text:p>0.002021426</text:p>
          </table:table-cell>
          <table:table-cell office:value-type="float" office:value="0.002440341" calcext:value-type="float">
            <text:p>0.002440341</text:p>
          </table:table-cell>
          <table:table-cell office:value-type="float" office:value="0.002021426" calcext:value-type="float">
            <text:p>0.002021426</text:p>
          </table:table-cell>
          <table:table-cell office:value-type="float" office:value="0.001475484" calcext:value-type="float">
            <text:p>0.001475484</text:p>
          </table:table-cell>
          <table:table-cell office:value-type="float" office:value="26.785046482" calcext:value-type="float">
            <text:p>26.785046482</text:p>
          </table:table-cell>
          <table:table-cell office:value-type="float" office:value="26.756907302" calcext:value-type="float">
            <text:p>26.756907302</text:p>
          </table:table-cell>
          <table:table-cell office:value-type="float" office:value="26.697797267" calcext:value-type="float">
            <text:p>26.697797267</text:p>
          </table:table-cell>
          <table:table-cell office:value-type="float" office:value="26.746583683" calcext:value-type="float">
            <text:p>26.746583683</text:p>
          </table:table-cell>
          <table:table-cell office:value-type="float" office:value="26.756907302" calcext:value-type="float">
            <text:p>26.756907302</text:p>
          </table:table-cell>
          <table:table-cell office:value-type="float" office:value="26.746583683" calcext:value-type="float">
            <text:p>26.746583683</text:p>
          </table:table-cell>
          <table:table-cell office:value-type="float" office:value="0.036359677" calcext:value-type="float">
            <text:p>0.03635967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4:30:39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80396125" calcext:value-type="float">
            <text:p>0.580396125</text:p>
          </table:table-cell>
          <table:table-cell office:value-type="float" office:value="0.431246809" calcext:value-type="float">
            <text:p>0.431246809</text:p>
          </table:table-cell>
          <table:table-cell office:value-type="float" office:value="0.138748305" calcext:value-type="float">
            <text:p>0.138748305</text:p>
          </table:table-cell>
          <table:table-cell office:value-type="float" office:value="0.383463746" calcext:value-type="float">
            <text:p>0.383463746</text:p>
          </table:table-cell>
          <table:table-cell office:value-type="float" office:value="0.431246809" calcext:value-type="float">
            <text:p>0.431246809</text:p>
          </table:table-cell>
          <table:table-cell office:value-type="float" office:value="0.383463746" calcext:value-type="float">
            <text:p>0.383463746</text:p>
          </table:table-cell>
          <table:table-cell office:value-type="float" office:value="0.183440481" calcext:value-type="float">
            <text:p>0.183440481</text:p>
          </table:table-cell>
          <table:table-cell office:value-type="float" office:value="0.003645982" calcext:value-type="float">
            <text:p>0.003645982</text:p>
          </table:table-cell>
          <table:table-cell office:value-type="float" office:value="0.002427442" calcext:value-type="float">
            <text:p>0.002427442</text:p>
          </table:table-cell>
          <table:table-cell office:value-type="float" office:value="0.000037748" calcext:value-type="float">
            <text:p>3.7748E-05</text:p>
          </table:table-cell>
          <table:table-cell office:value-type="float" office:value="0.002037057" calcext:value-type="float">
            <text:p>0.002037057</text:p>
          </table:table-cell>
          <table:table-cell office:value-type="float" office:value="0.002427442" calcext:value-type="float">
            <text:p>0.002427442</text:p>
          </table:table-cell>
          <table:table-cell office:value-type="float" office:value="0.002037057" calcext:value-type="float">
            <text:p>0.002037057</text:p>
          </table:table-cell>
          <table:table-cell office:value-type="float" office:value="0.001498697" calcext:value-type="float">
            <text:p>0.001498697</text:p>
          </table:table-cell>
          <table:table-cell office:value-type="float" office:value="26.781562802" calcext:value-type="float">
            <text:p>26.781562802</text:p>
          </table:table-cell>
          <table:table-cell office:value-type="float" office:value="26.751535585" calcext:value-type="float">
            <text:p>26.751535585</text:p>
          </table:table-cell>
          <table:table-cell office:value-type="float" office:value="26.692646563" calcext:value-type="float">
            <text:p>26.692646563</text:p>
          </table:table-cell>
          <table:table-cell office:value-type="float" office:value="26.741914983" calcext:value-type="float">
            <text:p>26.741914983</text:p>
          </table:table-cell>
          <table:table-cell office:value-type="float" office:value="26.751535585" calcext:value-type="float">
            <text:p>26.751535585</text:p>
          </table:table-cell>
          <table:table-cell office:value-type="float" office:value="26.741914983" calcext:value-type="float">
            <text:p>26.741914983</text:p>
          </table:table-cell>
          <table:table-cell office:value-type="float" office:value="0.036931842" calcext:value-type="float">
            <text:p>0.0369318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4:30:40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81278274" calcext:value-type="float">
            <text:p>0.581278274</text:p>
          </table:table-cell>
          <table:table-cell office:value-type="float" office:value="0.431547812" calcext:value-type="float">
            <text:p>0.431547812</text:p>
          </table:table-cell>
          <table:table-cell office:value-type="float" office:value="0.138552801" calcext:value-type="float">
            <text:p>0.138552801</text:p>
          </table:table-cell>
          <table:table-cell office:value-type="float" office:value="0.383792963" calcext:value-type="float">
            <text:p>0.383792963</text:p>
          </table:table-cell>
          <table:table-cell office:value-type="float" office:value="0.431547812" calcext:value-type="float">
            <text:p>0.431547812</text:p>
          </table:table-cell>
          <table:table-cell office:value-type="float" office:value="0.383792963" calcext:value-type="float">
            <text:p>0.383792963</text:p>
          </table:table-cell>
          <table:table-cell office:value-type="float" office:value="0.183869257" calcext:value-type="float">
            <text:p>0.183869257</text:p>
          </table:table-cell>
          <table:table-cell office:value-type="float" office:value="0.003653189" calcext:value-type="float">
            <text:p>0.003653189</text:p>
          </table:table-cell>
          <table:table-cell office:value-type="float" office:value="0.002429901" calcext:value-type="float">
            <text:p>0.002429901</text:p>
          </table:table-cell>
          <table:table-cell office:value-type="float" office:value="0.000036151" calcext:value-type="float">
            <text:p>3.6151E-05</text:p>
          </table:table-cell>
          <table:table-cell office:value-type="float" office:value="0.002039747" calcext:value-type="float">
            <text:p>0.002039747</text:p>
          </table:table-cell>
          <table:table-cell office:value-type="float" office:value="0.002429901" calcext:value-type="float">
            <text:p>0.002429901</text:p>
          </table:table-cell>
          <table:table-cell office:value-type="float" office:value="0.002039747" calcext:value-type="float">
            <text:p>0.002039747</text:p>
          </table:table-cell>
          <table:table-cell office:value-type="float" office:value="0.0015022" calcext:value-type="float">
            <text:p>0.0015022</text:p>
          </table:table-cell>
          <table:table-cell office:value-type="float" office:value="26.781740397" calcext:value-type="float">
            <text:p>26.781740397</text:p>
          </table:table-cell>
          <table:table-cell office:value-type="float" office:value="26.751596185" calcext:value-type="float">
            <text:p>26.751596185</text:p>
          </table:table-cell>
          <table:table-cell office:value-type="float" office:value="26.692607201" calcext:value-type="float">
            <text:p>26.692607201</text:p>
          </table:table-cell>
          <table:table-cell office:value-type="float" office:value="26.741981261" calcext:value-type="float">
            <text:p>26.741981261</text:p>
          </table:table-cell>
          <table:table-cell office:value-type="float" office:value="26.751596185" calcext:value-type="float">
            <text:p>26.751596185</text:p>
          </table:table-cell>
          <table:table-cell office:value-type="float" office:value="26.741981261" calcext:value-type="float">
            <text:p>26.741981261</text:p>
          </table:table-cell>
          <table:table-cell office:value-type="float" office:value="0.037018164" calcext:value-type="float">
            <text:p>0.0370181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4:30:42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39076393" calcext:value-type="float">
            <text:p>0.539076393</text:p>
          </table:table-cell>
          <table:table-cell office:value-type="float" office:value="0.423733643" calcext:value-type="float">
            <text:p>0.423733643</text:p>
          </table:table-cell>
          <table:table-cell office:value-type="float" office:value="0.141202824" calcext:value-type="float">
            <text:p>0.141202824</text:p>
          </table:table-cell>
          <table:table-cell office:value-type="float" office:value="0.368004286" calcext:value-type="float">
            <text:p>0.368004286</text:p>
          </table:table-cell>
          <table:table-cell office:value-type="float" office:value="0.423733643" calcext:value-type="float">
            <text:p>0.423733643</text:p>
          </table:table-cell>
          <table:table-cell office:value-type="float" office:value="0.368004286" calcext:value-type="float">
            <text:p>0.368004286</text:p>
          </table:table-cell>
          <table:table-cell office:value-type="float" office:value="0.167142983" calcext:value-type="float">
            <text:p>0.167142983</text:p>
          </table:table-cell>
          <table:table-cell office:value-type="float" office:value="0.003308402" calcext:value-type="float">
            <text:p>0.003308402</text:p>
          </table:table-cell>
          <table:table-cell office:value-type="float" office:value="0.00236606" calcext:value-type="float">
            <text:p>0.00236606</text:p>
          </table:table-cell>
          <table:table-cell office:value-type="float" office:value="0.000057801" calcext:value-type="float">
            <text:p>5.7801E-05</text:p>
          </table:table-cell>
          <table:table-cell office:value-type="float" office:value="0.001910754" calcext:value-type="float">
            <text:p>0.001910754</text:p>
          </table:table-cell>
          <table:table-cell office:value-type="float" office:value="0.00236606" calcext:value-type="float">
            <text:p>0.00236606</text:p>
          </table:table-cell>
          <table:table-cell office:value-type="float" office:value="0.001910754" calcext:value-type="float">
            <text:p>0.001910754</text:p>
          </table:table-cell>
          <table:table-cell office:value-type="float" office:value="0.001365547" calcext:value-type="float">
            <text:p>0.001365547</text:p>
          </table:table-cell>
          <table:table-cell office:value-type="float" office:value="26.77324426" calcext:value-type="float">
            <text:p>26.77324426</text:p>
          </table:table-cell>
          <table:table-cell office:value-type="float" office:value="26.750022989" calcext:value-type="float">
            <text:p>26.750022989</text:p>
          </table:table-cell>
          <table:table-cell office:value-type="float" office:value="26.693140746" calcext:value-type="float">
            <text:p>26.693140746</text:p>
          </table:table-cell>
          <table:table-cell office:value-type="float" office:value="26.738802665" calcext:value-type="float">
            <text:p>26.738802665</text:p>
          </table:table-cell>
          <table:table-cell office:value-type="float" office:value="26.750022989" calcext:value-type="float">
            <text:p>26.750022989</text:p>
          </table:table-cell>
          <table:table-cell office:value-type="float" office:value="26.738802665" calcext:value-type="float">
            <text:p>26.738802665</text:p>
          </table:table-cell>
          <table:table-cell office:value-type="float" office:value="0.033650805" calcext:value-type="float">
            <text:p>0.03365080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4:30:43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73319945" calcext:value-type="float">
            <text:p>0.473319945</text:p>
          </table:table-cell>
          <table:table-cell office:value-type="float" office:value="0.436798982" calcext:value-type="float">
            <text:p>0.436798982</text:p>
          </table:table-cell>
          <table:table-cell office:value-type="float" office:value="0.142665522" calcext:value-type="float">
            <text:p>0.142665522</text:p>
          </table:table-cell>
          <table:table-cell office:value-type="float" office:value="0.35092815" calcext:value-type="float">
            <text:p>0.35092815</text:p>
          </table:table-cell>
          <table:table-cell office:value-type="float" office:value="0.436798982" calcext:value-type="float">
            <text:p>0.436798982</text:p>
          </table:table-cell>
          <table:table-cell office:value-type="float" office:value="0.35092815" calcext:value-type="float">
            <text:p>0.35092815</text:p>
          </table:table-cell>
          <table:table-cell office:value-type="float" office:value="0.148016748" calcext:value-type="float">
            <text:p>0.148016748</text:p>
          </table:table-cell>
          <table:table-cell office:value-type="float" office:value="0.002771176" calcext:value-type="float">
            <text:p>0.002771176</text:p>
          </table:table-cell>
          <table:table-cell office:value-type="float" office:value="0.002472803" calcext:value-type="float">
            <text:p>0.002472803</text:p>
          </table:table-cell>
          <table:table-cell office:value-type="float" office:value="0.000069751" calcext:value-type="float">
            <text:p>6.9751E-05</text:p>
          </table:table-cell>
          <table:table-cell office:value-type="float" office:value="0.001771243" calcext:value-type="float">
            <text:p>0.001771243</text:p>
          </table:table-cell>
          <table:table-cell office:value-type="float" office:value="0.002472803" calcext:value-type="float">
            <text:p>0.002472803</text:p>
          </table:table-cell>
          <table:table-cell office:value-type="float" office:value="0.001771243" calcext:value-type="float">
            <text:p>0.001771243</text:p>
          </table:table-cell>
          <table:table-cell office:value-type="float" office:value="0.001209287" calcext:value-type="float">
            <text:p>0.001209287</text:p>
          </table:table-cell>
          <table:table-cell office:value-type="float" office:value="26.754952161" calcext:value-type="float">
            <text:p>26.754952161</text:p>
          </table:table-cell>
          <table:table-cell office:value-type="float" office:value="26.747599546" calcext:value-type="float">
            <text:p>26.747599546</text:p>
          </table:table-cell>
          <table:table-cell office:value-type="float" office:value="26.688381144" calcext:value-type="float">
            <text:p>26.688381144</text:p>
          </table:table-cell>
          <table:table-cell office:value-type="float" office:value="26.73031095" calcext:value-type="float">
            <text:p>26.73031095</text:p>
          </table:table-cell>
          <table:table-cell office:value-type="float" office:value="26.747599546" calcext:value-type="float">
            <text:p>26.747599546</text:p>
          </table:table-cell>
          <table:table-cell office:value-type="float" office:value="26.73031095" calcext:value-type="float">
            <text:p>26.73031095</text:p>
          </table:table-cell>
          <table:table-cell office:value-type="float" office:value="0.029800411" calcext:value-type="float">
            <text:p>0.0298004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4:30:44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460074003" calcext:value-type="float">
            <text:p>0.460074003</text:p>
          </table:table-cell>
          <table:table-cell office:value-type="float" office:value="0.441681795" calcext:value-type="float">
            <text:p>0.441681795</text:p>
          </table:table-cell>
          <table:table-cell office:value-type="float" office:value="0.141626613" calcext:value-type="float">
            <text:p>0.141626613</text:p>
          </table:table-cell>
          <table:table-cell office:value-type="float" office:value="0.347794137" calcext:value-type="float">
            <text:p>0.347794137</text:p>
          </table:table-cell>
          <table:table-cell office:value-type="float" office:value="0.441681795" calcext:value-type="float">
            <text:p>0.441681795</text:p>
          </table:table-cell>
          <table:table-cell office:value-type="float" office:value="0.347794137" calcext:value-type="float">
            <text:p>0.347794137</text:p>
          </table:table-cell>
          <table:table-cell office:value-type="float" office:value="0.145975693" calcext:value-type="float">
            <text:p>0.145975693</text:p>
          </table:table-cell>
          <table:table-cell office:value-type="float" office:value="0.002662958" calcext:value-type="float">
            <text:p>0.002662958</text:p>
          </table:table-cell>
          <table:table-cell office:value-type="float" office:value="0.002512695" calcext:value-type="float">
            <text:p>0.002512695</text:p>
          </table:table-cell>
          <table:table-cell office:value-type="float" office:value="0.000061264" calcext:value-type="float">
            <text:p>6.1264E-05</text:p>
          </table:table-cell>
          <table:table-cell office:value-type="float" office:value="0.001745639" calcext:value-type="float">
            <text:p>0.001745639</text:p>
          </table:table-cell>
          <table:table-cell office:value-type="float" office:value="0.002512695" calcext:value-type="float">
            <text:p>0.002512695</text:p>
          </table:table-cell>
          <table:table-cell office:value-type="float" office:value="0.001745639" calcext:value-type="float">
            <text:p>0.001745639</text:p>
          </table:table-cell>
          <table:table-cell office:value-type="float" office:value="0.001192612" calcext:value-type="float">
            <text:p>0.001192612</text:p>
          </table:table-cell>
          <table:table-cell office:value-type="float" office:value="26.757339229" calcext:value-type="float">
            <text:p>26.757339229</text:p>
          </table:table-cell>
          <table:table-cell office:value-type="float" office:value="26.753636415" calcext:value-type="float">
            <text:p>26.753636415</text:p>
          </table:table-cell>
          <table:table-cell office:value-type="float" office:value="26.69322607" calcext:value-type="float">
            <text:p>26.69322607</text:p>
          </table:table-cell>
          <table:table-cell office:value-type="float" office:value="26.734733905" calcext:value-type="float">
            <text:p>26.734733905</text:p>
          </table:table-cell>
          <table:table-cell office:value-type="float" office:value="26.753636415" calcext:value-type="float">
            <text:p>26.753636415</text:p>
          </table:table-cell>
          <table:table-cell office:value-type="float" office:value="26.734733905" calcext:value-type="float">
            <text:p>26.734733905</text:p>
          </table:table-cell>
          <table:table-cell office:value-type="float" office:value="0.029389374" calcext:value-type="float">
            <text:p>0.0293893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4:30:45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64274343" calcext:value-type="float">
            <text:p>0.464274343</text:p>
          </table:table-cell>
          <table:table-cell office:value-type="float" office:value="0.430810503" calcext:value-type="float">
            <text:p>0.430810503</text:p>
          </table:table-cell>
          <table:table-cell office:value-type="float" office:value="0.14135422" calcext:value-type="float">
            <text:p>0.14135422</text:p>
          </table:table-cell>
          <table:table-cell office:value-type="float" office:value="0.345479689" calcext:value-type="float">
            <text:p>0.345479689</text:p>
          </table:table-cell>
          <table:table-cell office:value-type="float" office:value="0.430810503" calcext:value-type="float">
            <text:p>0.430810503</text:p>
          </table:table-cell>
          <table:table-cell office:value-type="float" office:value="0.345479689" calcext:value-type="float">
            <text:p>0.345479689</text:p>
          </table:table-cell>
          <table:table-cell office:value-type="float" office:value="0.144983591" calcext:value-type="float">
            <text:p>0.144983591</text:p>
          </table:table-cell>
          <table:table-cell office:value-type="float" office:value="0.002697274" calcext:value-type="float">
            <text:p>0.002697274</text:p>
          </table:table-cell>
          <table:table-cell office:value-type="float" office:value="0.002423877" calcext:value-type="float">
            <text:p>0.002423877</text:p>
          </table:table-cell>
          <table:table-cell office:value-type="float" office:value="0.000059038" calcext:value-type="float">
            <text:p>5.9038E-05</text:p>
          </table:table-cell>
          <table:table-cell office:value-type="float" office:value="0.00172673" calcext:value-type="float">
            <text:p>0.00172673</text:p>
          </table:table-cell>
          <table:table-cell office:value-type="float" office:value="0.002423877" calcext:value-type="float">
            <text:p>0.002423877</text:p>
          </table:table-cell>
          <table:table-cell office:value-type="float" office:value="0.00172673" calcext:value-type="float">
            <text:p>0.00172673</text:p>
          </table:table-cell>
          <table:table-cell office:value-type="float" office:value="0.001184506" calcext:value-type="float">
            <text:p>0.001184506</text:p>
          </table:table-cell>
          <table:table-cell office:value-type="float" office:value="26.753131051" calcext:value-type="float">
            <text:p>26.753131051</text:p>
          </table:table-cell>
          <table:table-cell office:value-type="float" office:value="26.746393905" calcext:value-type="float">
            <text:p>26.746393905</text:p>
          </table:table-cell>
          <table:table-cell office:value-type="float" office:value="26.68811713" calcext:value-type="float">
            <text:p>26.68811713</text:p>
          </table:table-cell>
          <table:table-cell office:value-type="float" office:value="26.729214029" calcext:value-type="float">
            <text:p>26.729214029</text:p>
          </table:table-cell>
          <table:table-cell office:value-type="float" office:value="26.746393905" calcext:value-type="float">
            <text:p>26.746393905</text:p>
          </table:table-cell>
          <table:table-cell office:value-type="float" office:value="26.729214029" calcext:value-type="float">
            <text:p>26.729214029</text:p>
          </table:table-cell>
          <table:table-cell office:value-type="float" office:value="0.029189765" calcext:value-type="float">
            <text:p>0.02918976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4:30:46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00900209" calcext:value-type="float">
            <text:p>0.500900209</text:p>
          </table:table-cell>
          <table:table-cell office:value-type="float" office:value="0.546753472" calcext:value-type="float">
            <text:p>0.546753472</text:p>
          </table:table-cell>
          <table:table-cell office:value-type="float" office:value="0.141428726" calcext:value-type="float">
            <text:p>0.141428726</text:p>
          </table:table-cell>
          <table:table-cell office:value-type="float" office:value="0.396360802" calcext:value-type="float">
            <text:p>0.396360802</text:p>
          </table:table-cell>
          <table:table-cell office:value-type="float" office:value="0.500900209" calcext:value-type="float">
            <text:p>0.500900209</text:p>
          </table:table-cell>
          <table:table-cell office:value-type="float" office:value="0.396360802" calcext:value-type="float">
            <text:p>0.396360802</text:p>
          </table:table-cell>
          <table:table-cell office:value-type="float" office:value="0.181233557" calcext:value-type="float">
            <text:p>0.181233557</text:p>
          </table:table-cell>
          <table:table-cell office:value-type="float" office:value="0.002996505" calcext:value-type="float">
            <text:p>0.002996505</text:p>
          </table:table-cell>
          <table:table-cell office:value-type="float" office:value="0.003371124" calcext:value-type="float">
            <text:p>0.003371124</text:p>
          </table:table-cell>
          <table:table-cell office:value-type="float" office:value="0.000059647" calcext:value-type="float">
            <text:p>5.9647E-05</text:p>
          </table:table-cell>
          <table:table-cell office:value-type="float" office:value="0.002142425" calcext:value-type="float">
            <text:p>0.002142425</text:p>
          </table:table-cell>
          <table:table-cell office:value-type="float" office:value="0.002996505" calcext:value-type="float">
            <text:p>0.002996505</text:p>
          </table:table-cell>
          <table:table-cell office:value-type="float" office:value="0.002142425" calcext:value-type="float">
            <text:p>0.002142425</text:p>
          </table:table-cell>
          <table:table-cell office:value-type="float" office:value="0.001480666" calcext:value-type="float">
            <text:p>0.001480666</text:p>
          </table:table-cell>
          <table:table-cell office:value-type="float" office:value="26.765558528" calcext:value-type="float">
            <text:p>26.765558528</text:p>
          </table:table-cell>
          <table:table-cell office:value-type="float" office:value="26.774789824" calcext:value-type="float">
            <text:p>26.774789824</text:p>
          </table:table-cell>
          <table:table-cell office:value-type="float" office:value="26.693186228" calcext:value-type="float">
            <text:p>26.693186228</text:p>
          </table:table-cell>
          <table:table-cell office:value-type="float" office:value="26.744511527" calcext:value-type="float">
            <text:p>26.744511527</text:p>
          </table:table-cell>
          <table:table-cell office:value-type="float" office:value="26.765558528" calcext:value-type="float">
            <text:p>26.765558528</text:p>
          </table:table-cell>
          <table:table-cell office:value-type="float" office:value="26.744511527" calcext:value-type="float">
            <text:p>26.744511527</text:p>
          </table:table-cell>
          <table:table-cell office:value-type="float" office:value="0.036487613" calcext:value-type="float">
            <text:p>0.03648761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4:30:48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99647915" calcext:value-type="float">
            <text:p>0.499647915</text:p>
          </table:table-cell>
          <table:table-cell office:value-type="float" office:value="0.512290062" calcext:value-type="float">
            <text:p>0.512290062</text:p>
          </table:table-cell>
          <table:table-cell office:value-type="float" office:value="0.142298358" calcext:value-type="float">
            <text:p>0.142298358</text:p>
          </table:table-cell>
          <table:table-cell office:value-type="float" office:value="0.384745445" calcext:value-type="float">
            <text:p>0.384745445</text:p>
          </table:table-cell>
          <table:table-cell office:value-type="float" office:value="0.499647915" calcext:value-type="float">
            <text:p>0.499647915</text:p>
          </table:table-cell>
          <table:table-cell office:value-type="float" office:value="0.384745445" calcext:value-type="float">
            <text:p>0.384745445</text:p>
          </table:table-cell>
          <table:table-cell office:value-type="float" office:value="0.171513651" calcext:value-type="float">
            <text:p>0.171513651</text:p>
          </table:table-cell>
          <table:table-cell office:value-type="float" office:value="0.002986274" calcext:value-type="float">
            <text:p>0.002986274</text:p>
          </table:table-cell>
          <table:table-cell office:value-type="float" office:value="0.00308956" calcext:value-type="float">
            <text:p>0.00308956</text:p>
          </table:table-cell>
          <table:table-cell office:value-type="float" office:value="0.000066752" calcext:value-type="float">
            <text:p>6.6752E-05</text:p>
          </table:table-cell>
          <table:table-cell office:value-type="float" office:value="0.002047529" calcext:value-type="float">
            <text:p>0.002047529</text:p>
          </table:table-cell>
          <table:table-cell office:value-type="float" office:value="0.002986274" calcext:value-type="float">
            <text:p>0.002986274</text:p>
          </table:table-cell>
          <table:table-cell office:value-type="float" office:value="0.002047529" calcext:value-type="float">
            <text:p>0.002047529</text:p>
          </table:table-cell>
          <table:table-cell office:value-type="float" office:value="0.001401255" calcext:value-type="float">
            <text:p>0.001401255</text:p>
          </table:table-cell>
          <table:table-cell office:value-type="float" office:value="26.760252633" calcext:value-type="float">
            <text:p>26.760252633</text:p>
          </table:table-cell>
          <table:table-cell office:value-type="float" office:value="26.762797802" calcext:value-type="float">
            <text:p>26.762797802</text:p>
          </table:table-cell>
          <table:table-cell office:value-type="float" office:value="26.68830722" calcext:value-type="float">
            <text:p>26.68830722</text:p>
          </table:table-cell>
          <table:table-cell office:value-type="float" office:value="26.737119219" calcext:value-type="float">
            <text:p>26.737119219</text:p>
          </table:table-cell>
          <table:table-cell office:value-type="float" office:value="26.760252633" calcext:value-type="float">
            <text:p>26.760252633</text:p>
          </table:table-cell>
          <table:table-cell office:value-type="float" office:value="26.737119219" calcext:value-type="float">
            <text:p>26.737119219</text:p>
          </table:table-cell>
          <table:table-cell office:value-type="float" office:value="0.034530932" calcext:value-type="float">
            <text:p>0.0345309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4:30:49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05110682" calcext:value-type="float">
            <text:p>0.505110682</text:p>
          </table:table-cell>
          <table:table-cell office:value-type="float" office:value="0.506017268" calcext:value-type="float">
            <text:p>0.506017268</text:p>
          </table:table-cell>
          <table:table-cell office:value-type="float" office:value="0.142440813" calcext:value-type="float">
            <text:p>0.142440813</text:p>
          </table:table-cell>
          <table:table-cell office:value-type="float" office:value="0.384522921" calcext:value-type="float">
            <text:p>0.384522921</text:p>
          </table:table-cell>
          <table:table-cell office:value-type="float" office:value="0.505110682" calcext:value-type="float">
            <text:p>0.505110682</text:p>
          </table:table-cell>
          <table:table-cell office:value-type="float" office:value="0.384522921" calcext:value-type="float">
            <text:p>0.384522921</text:p>
          </table:table-cell>
          <table:table-cell office:value-type="float" office:value="0.1711783" calcext:value-type="float">
            <text:p>0.1711783</text:p>
          </table:table-cell>
          <table:table-cell office:value-type="float" office:value="0.003030905" calcext:value-type="float">
            <text:p>0.003030905</text:p>
          </table:table-cell>
          <table:table-cell office:value-type="float" office:value="0.003038311" calcext:value-type="float">
            <text:p>0.003038311</text:p>
          </table:table-cell>
          <table:table-cell office:value-type="float" office:value="0.000067916" calcext:value-type="float">
            <text:p>6.7916E-05</text:p>
          </table:table-cell>
          <table:table-cell office:value-type="float" office:value="0.002045711" calcext:value-type="float">
            <text:p>0.002045711</text:p>
          </table:table-cell>
          <table:table-cell office:value-type="float" office:value="0.003030905" calcext:value-type="float">
            <text:p>0.003030905</text:p>
          </table:table-cell>
          <table:table-cell office:value-type="float" office:value="0.002045711" calcext:value-type="float">
            <text:p>0.002045711</text:p>
          </table:table-cell>
          <table:table-cell office:value-type="float" office:value="0.001398516" calcext:value-type="float">
            <text:p>0.001398516</text:p>
          </table:table-cell>
          <table:table-cell office:value-type="float" office:value="26.766406194" calcext:value-type="float">
            <text:p>26.766406194</text:p>
          </table:table-cell>
          <table:table-cell office:value-type="float" office:value="26.766588711" calcext:value-type="float">
            <text:p>26.766588711</text:p>
          </table:table-cell>
          <table:table-cell office:value-type="float" office:value="26.693389998" calcext:value-type="float">
            <text:p>26.693389998</text:p>
          </table:table-cell>
          <table:table-cell office:value-type="float" office:value="26.742128301" calcext:value-type="float">
            <text:p>26.742128301</text:p>
          </table:table-cell>
          <table:table-cell office:value-type="float" office:value="26.766406194" calcext:value-type="float">
            <text:p>26.766406194</text:p>
          </table:table-cell>
          <table:table-cell office:value-type="float" office:value="26.742128301" calcext:value-type="float">
            <text:p>26.742128301</text:p>
          </table:table-cell>
          <table:table-cell office:value-type="float" office:value="0.034463265" calcext:value-type="float">
            <text:p>0.0344632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4:30:51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37076656" calcext:value-type="float">
            <text:p>0.537076656</text:p>
          </table:table-cell>
          <table:table-cell office:value-type="float" office:value="0.455786044" calcext:value-type="float">
            <text:p>0.455786044</text:p>
          </table:table-cell>
          <table:table-cell office:value-type="float" office:value="0.140029805" calcext:value-type="float">
            <text:p>0.140029805</text:p>
          </table:table-cell>
          <table:table-cell office:value-type="float" office:value="0.377630835" calcext:value-type="float">
            <text:p>0.377630835</text:p>
          </table:table-cell>
          <table:table-cell office:value-type="float" office:value="0.455786044" calcext:value-type="float">
            <text:p>0.455786044</text:p>
          </table:table-cell>
          <table:table-cell office:value-type="float" office:value="0.377630835" calcext:value-type="float">
            <text:p>0.377630835</text:p>
          </table:table-cell>
          <table:table-cell office:value-type="float" office:value="0.171255614" calcext:value-type="float">
            <text:p>0.171255614</text:p>
          </table:table-cell>
          <table:table-cell office:value-type="float" office:value="0.003292065" calcext:value-type="float">
            <text:p>0.003292065</text:p>
          </table:table-cell>
          <table:table-cell office:value-type="float" office:value="0.002627926" calcext:value-type="float">
            <text:p>0.002627926</text:p>
          </table:table-cell>
          <table:table-cell office:value-type="float" office:value="0.000048218" calcext:value-type="float">
            <text:p>4.8218E-05</text:p>
          </table:table-cell>
          <table:table-cell office:value-type="float" office:value="0.001989403" calcext:value-type="float">
            <text:p>0.001989403</text:p>
          </table:table-cell>
          <table:table-cell office:value-type="float" office:value="0.002627926" calcext:value-type="float">
            <text:p>0.002627926</text:p>
          </table:table-cell>
          <table:table-cell office:value-type="float" office:value="0.001989403" calcext:value-type="float">
            <text:p>0.001989403</text:p>
          </table:table-cell>
          <table:table-cell office:value-type="float" office:value="0.001399147" calcext:value-type="float">
            <text:p>0.001399147</text:p>
          </table:table-cell>
          <table:table-cell office:value-type="float" office:value="26.772841669" calcext:value-type="float">
            <text:p>26.772841669</text:p>
          </table:table-cell>
          <table:table-cell office:value-type="float" office:value="26.756475956" calcext:value-type="float">
            <text:p>26.756475956</text:p>
          </table:table-cell>
          <table:table-cell office:value-type="float" office:value="26.692904575" calcext:value-type="float">
            <text:p>26.692904575</text:p>
          </table:table-cell>
          <table:table-cell office:value-type="float" office:value="26.740740734" calcext:value-type="float">
            <text:p>26.740740734</text:p>
          </table:table-cell>
          <table:table-cell office:value-type="float" office:value="26.756475956" calcext:value-type="float">
            <text:p>26.756475956</text:p>
          </table:table-cell>
          <table:table-cell office:value-type="float" office:value="26.740740734" calcext:value-type="float">
            <text:p>26.740740734</text:p>
          </table:table-cell>
          <table:table-cell office:value-type="float" office:value="0.034478812" calcext:value-type="float">
            <text:p>0.0344788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4:30:52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70606061" calcext:value-type="float">
            <text:p>0.570606061</text:p>
          </table:table-cell>
          <table:table-cell office:value-type="float" office:value="0.43316131" calcext:value-type="float">
            <text:p>0.43316131</text:p>
          </table:table-cell>
          <table:table-cell office:value-type="float" office:value="0.136866586" calcext:value-type="float">
            <text:p>0.136866586</text:p>
          </table:table-cell>
          <table:table-cell office:value-type="float" office:value="0.380211319" calcext:value-type="float">
            <text:p>0.380211319</text:p>
          </table:table-cell>
          <table:table-cell office:value-type="float" office:value="0.43316131" calcext:value-type="float">
            <text:p>0.43316131</text:p>
          </table:table-cell>
          <table:table-cell office:value-type="float" office:value="0.380211319" calcext:value-type="float">
            <text:p>0.380211319</text:p>
          </table:table-cell>
          <table:table-cell office:value-type="float" office:value="0.180988507" calcext:value-type="float">
            <text:p>0.180988507</text:p>
          </table:table-cell>
          <table:table-cell office:value-type="float" office:value="0.003565998" calcext:value-type="float">
            <text:p>0.003565998</text:p>
          </table:table-cell>
          <table:table-cell office:value-type="float" office:value="0.002443083" calcext:value-type="float">
            <text:p>0.002443083</text:p>
          </table:table-cell>
          <table:table-cell office:value-type="float" office:value="0.000022374" calcext:value-type="float">
            <text:p>2.2374E-05</text:p>
          </table:table-cell>
          <table:table-cell office:value-type="float" office:value="0.002010485" calcext:value-type="float">
            <text:p>0.002010485</text:p>
          </table:table-cell>
          <table:table-cell office:value-type="float" office:value="0.002443083" calcext:value-type="float">
            <text:p>0.002443083</text:p>
          </table:table-cell>
          <table:table-cell office:value-type="float" office:value="0.002010485" calcext:value-type="float">
            <text:p>0.002010485</text:p>
          </table:table-cell>
          <table:table-cell office:value-type="float" office:value="0.001478664" calcext:value-type="float">
            <text:p>0.001478664</text:p>
          </table:table-cell>
          <table:table-cell office:value-type="float" office:value="26.774538144" calcext:value-type="float">
            <text:p>26.774538144</text:p>
          </table:table-cell>
          <table:table-cell office:value-type="float" office:value="26.746867186" calcext:value-type="float">
            <text:p>26.746867186</text:p>
          </table:table-cell>
          <table:table-cell office:value-type="float" office:value="26.687213603" calcext:value-type="float">
            <text:p>26.687213603</text:p>
          </table:table-cell>
          <table:table-cell office:value-type="float" office:value="26.736206311" calcext:value-type="float">
            <text:p>26.736206311</text:p>
          </table:table-cell>
          <table:table-cell office:value-type="float" office:value="26.746867186" calcext:value-type="float">
            <text:p>26.746867186</text:p>
          </table:table-cell>
          <table:table-cell office:value-type="float" office:value="26.736206311" calcext:value-type="float">
            <text:p>26.736206311</text:p>
          </table:table-cell>
          <table:table-cell office:value-type="float" office:value="0.036438391" calcext:value-type="float">
            <text:p>0.0364383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4:30:53</text:p>
          </table:table-cell>
          <table:table-cell office:value-type="float" office:value="26.68161" calcext:value-type="float">
            <text:p>26.68161</text:p>
          </table:table-cell>
          <table:table-cell office:value-type="float" office:value="0.497755468" calcext:value-type="float">
            <text:p>0.497755468</text:p>
          </table:table-cell>
          <table:table-cell office:value-type="float" office:value="0.423394492" calcext:value-type="float">
            <text:p>0.423394492</text:p>
          </table:table-cell>
          <table:table-cell office:value-type="float" office:value="0.140437501" calcext:value-type="float">
            <text:p>0.140437501</text:p>
          </table:table-cell>
          <table:table-cell office:value-type="float" office:value="0.353862487" calcext:value-type="float">
            <text:p>0.353862487</text:p>
          </table:table-cell>
          <table:table-cell office:value-type="float" office:value="0.423394492" calcext:value-type="float">
            <text:p>0.423394492</text:p>
          </table:table-cell>
          <table:table-cell office:value-type="float" office:value="0.353862487" calcext:value-type="float">
            <text:p>0.353862487</text:p>
          </table:table-cell>
          <table:table-cell office:value-type="float" office:value="0.153937341" calcext:value-type="float">
            <text:p>0.153937341</text:p>
          </table:table-cell>
          <table:table-cell office:value-type="float" office:value="0.002970813" calcext:value-type="float">
            <text:p>0.002970813</text:p>
          </table:table-cell>
          <table:table-cell office:value-type="float" office:value="0.002363289" calcext:value-type="float">
            <text:p>0.002363289</text:p>
          </table:table-cell>
          <table:table-cell office:value-type="float" office:value="0.000051549" calcext:value-type="float">
            <text:p>5.1549E-05</text:p>
          </table:table-cell>
          <table:table-cell office:value-type="float" office:value="0.001795217" calcext:value-type="float">
            <text:p>0.001795217</text:p>
          </table:table-cell>
          <table:table-cell office:value-type="float" office:value="0.002363289" calcext:value-type="float">
            <text:p>0.002363289</text:p>
          </table:table-cell>
          <table:table-cell office:value-type="float" office:value="0.001795217" calcext:value-type="float">
            <text:p>0.001795217</text:p>
          </table:table-cell>
          <table:table-cell office:value-type="float" office:value="0.001257658" calcext:value-type="float">
            <text:p>0.001257658</text:p>
          </table:table-cell>
          <table:table-cell office:value-type="float" office:value="26.754817858" calcext:value-type="float">
            <text:p>26.754817858</text:p>
          </table:table-cell>
          <table:table-cell office:value-type="float" office:value="26.739847017" calcext:value-type="float">
            <text:p>26.739847017</text:p>
          </table:table-cell>
          <table:table-cell office:value-type="float" office:value="26.682878463" calcext:value-type="float">
            <text:p>26.682878463</text:p>
          </table:table-cell>
          <table:table-cell office:value-type="float" office:value="26.725847779" calcext:value-type="float">
            <text:p>26.725847779</text:p>
          </table:table-cell>
          <table:table-cell office:value-type="float" office:value="26.739847017" calcext:value-type="float">
            <text:p>26.739847017</text:p>
          </table:table-cell>
          <table:table-cell office:value-type="float" office:value="26.725847779" calcext:value-type="float">
            <text:p>26.725847779</text:p>
          </table:table-cell>
          <table:table-cell office:value-type="float" office:value="0.030992506" calcext:value-type="float">
            <text:p>0.03099250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4:30:54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49028069" calcext:value-type="float">
            <text:p>0.449028069</text:p>
          </table:table-cell>
          <table:table-cell office:value-type="float" office:value="0.530820552" calcext:value-type="float">
            <text:p>0.530820552</text:p>
          </table:table-cell>
          <table:table-cell office:value-type="float" office:value="0.137978809" calcext:value-type="float">
            <text:p>0.137978809</text:p>
          </table:table-cell>
          <table:table-cell office:value-type="float" office:value="0.372609143" calcext:value-type="float">
            <text:p>0.372609143</text:p>
          </table:table-cell>
          <table:table-cell office:value-type="float" office:value="0.449028069" calcext:value-type="float">
            <text:p>0.449028069</text:p>
          </table:table-cell>
          <table:table-cell office:value-type="float" office:value="0.372609143" calcext:value-type="float">
            <text:p>0.372609143</text:p>
          </table:table-cell>
          <table:table-cell office:value-type="float" office:value="0.169235631" calcext:value-type="float">
            <text:p>0.169235631</text:p>
          </table:table-cell>
          <table:table-cell office:value-type="float" office:value="0.002572713" calcext:value-type="float">
            <text:p>0.002572713</text:p>
          </table:table-cell>
          <table:table-cell office:value-type="float" office:value="0.003240953" calcext:value-type="float">
            <text:p>0.003240953</text:p>
          </table:table-cell>
          <table:table-cell office:value-type="float" office:value="0.000031461" calcext:value-type="float">
            <text:p>3.1461E-05</text:p>
          </table:table-cell>
          <table:table-cell office:value-type="float" office:value="0.001948376" calcext:value-type="float">
            <text:p>0.001948376</text:p>
          </table:table-cell>
          <table:table-cell office:value-type="float" office:value="0.002572713" calcext:value-type="float">
            <text:p>0.002572713</text:p>
          </table:table-cell>
          <table:table-cell office:value-type="float" office:value="0.001948376" calcext:value-type="float">
            <text:p>0.001948376</text:p>
          </table:table-cell>
          <table:table-cell office:value-type="float" office:value="0.001382644" calcext:value-type="float">
            <text:p>0.001382644</text:p>
          </table:table-cell>
          <table:table-cell office:value-type="float" office:value="26.750061583" calcext:value-type="float">
            <text:p>26.750061583</text:p>
          </table:table-cell>
          <table:table-cell office:value-type="float" office:value="26.766528426" calcext:value-type="float">
            <text:p>26.766528426</text:p>
          </table:table-cell>
          <table:table-cell office:value-type="float" office:value="26.687437535" calcext:value-type="float">
            <text:p>26.687437535</text:p>
          </table:table-cell>
          <table:table-cell office:value-type="float" office:value="26.734675848" calcext:value-type="float">
            <text:p>26.734675848</text:p>
          </table:table-cell>
          <table:table-cell office:value-type="float" office:value="26.750061583" calcext:value-type="float">
            <text:p>26.750061583</text:p>
          </table:table-cell>
          <table:table-cell office:value-type="float" office:value="26.734675848" calcext:value-type="float">
            <text:p>26.734675848</text:p>
          </table:table-cell>
          <table:table-cell office:value-type="float" office:value="0.034072304" calcext:value-type="float">
            <text:p>0.0340723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4:30:56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08050383" calcext:value-type="float">
            <text:p>0.508050383</text:p>
          </table:table-cell>
          <table:table-cell office:value-type="float" office:value="0.514499606" calcext:value-type="float">
            <text:p>0.514499606</text:p>
          </table:table-cell>
          <table:table-cell office:value-type="float" office:value="0.142107623" calcext:value-type="float">
            <text:p>0.142107623</text:p>
          </table:table-cell>
          <table:table-cell office:value-type="float" office:value="0.388219204" calcext:value-type="float">
            <text:p>0.388219204</text:p>
          </table:table-cell>
          <table:table-cell office:value-type="float" office:value="0.508050383" calcext:value-type="float">
            <text:p>0.508050383</text:p>
          </table:table-cell>
          <table:table-cell office:value-type="float" office:value="0.388219204" calcext:value-type="float">
            <text:p>0.388219204</text:p>
          </table:table-cell>
          <table:table-cell office:value-type="float" office:value="0.174047084" calcext:value-type="float">
            <text:p>0.174047084</text:p>
          </table:table-cell>
          <table:table-cell office:value-type="float" office:value="0.003054922" calcext:value-type="float">
            <text:p>0.003054922</text:p>
          </table:table-cell>
          <table:table-cell office:value-type="float" office:value="0.003107612" calcext:value-type="float">
            <text:p>0.003107612</text:p>
          </table:table-cell>
          <table:table-cell office:value-type="float" office:value="0.000065193" calcext:value-type="float">
            <text:p>6.5193E-05</text:p>
          </table:table-cell>
          <table:table-cell office:value-type="float" office:value="0.002075909" calcext:value-type="float">
            <text:p>0.002075909</text:p>
          </table:table-cell>
          <table:table-cell office:value-type="float" office:value="0.003054922" calcext:value-type="float">
            <text:p>0.003054922</text:p>
          </table:table-cell>
          <table:table-cell office:value-type="float" office:value="0.002075909" calcext:value-type="float">
            <text:p>0.002075909</text:p>
          </table:table-cell>
          <table:table-cell office:value-type="float" office:value="0.001421953" calcext:value-type="float">
            <text:p>0.001421953</text:p>
          </table:table-cell>
          <table:table-cell office:value-type="float" office:value="26.766998024" calcext:value-type="float">
            <text:p>26.766998024</text:p>
          </table:table-cell>
          <table:table-cell office:value-type="float" office:value="26.768296401" calcext:value-type="float">
            <text:p>26.768296401</text:p>
          </table:table-cell>
          <table:table-cell office:value-type="float" office:value="26.693322915" calcext:value-type="float">
            <text:p>26.693322915</text:p>
          </table:table-cell>
          <table:table-cell office:value-type="float" office:value="26.742872447" calcext:value-type="float">
            <text:p>26.742872447</text:p>
          </table:table-cell>
          <table:table-cell office:value-type="float" office:value="26.766998024" calcext:value-type="float">
            <text:p>26.766998024</text:p>
          </table:table-cell>
          <table:table-cell office:value-type="float" office:value="26.742872447" calcext:value-type="float">
            <text:p>26.742872447</text:p>
          </table:table-cell>
          <table:table-cell office:value-type="float" office:value="0.035040819" calcext:value-type="float">
            <text:p>0.03504081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4:30:57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44111197" calcext:value-type="float">
            <text:p>0.544111197</text:p>
          </table:table-cell>
          <table:table-cell office:value-type="float" office:value="0.444135719" calcext:value-type="float">
            <text:p>0.444135719</text:p>
          </table:table-cell>
          <table:table-cell office:value-type="float" office:value="0.141288059" calcext:value-type="float">
            <text:p>0.141288059</text:p>
          </table:table-cell>
          <table:table-cell office:value-type="float" office:value="0.376511658" calcext:value-type="float">
            <text:p>0.376511658</text:p>
          </table:table-cell>
          <table:table-cell office:value-type="float" office:value="0.444135719" calcext:value-type="float">
            <text:p>0.444135719</text:p>
          </table:table-cell>
          <table:table-cell office:value-type="float" office:value="0.376511658" calcext:value-type="float">
            <text:p>0.376511658</text:p>
          </table:table-cell>
          <table:table-cell office:value-type="float" office:value="0.171262723" calcext:value-type="float">
            <text:p>0.171262723</text:p>
          </table:table-cell>
          <table:table-cell office:value-type="float" office:value="0.003349536" calcext:value-type="float">
            <text:p>0.003349536</text:p>
          </table:table-cell>
          <table:table-cell office:value-type="float" office:value="0.002532743" calcext:value-type="float">
            <text:p>0.002532743</text:p>
          </table:table-cell>
          <table:table-cell office:value-type="float" office:value="0.000058498" calcext:value-type="float">
            <text:p>5.8498E-05</text:p>
          </table:table-cell>
          <table:table-cell office:value-type="float" office:value="0.001980259" calcext:value-type="float">
            <text:p>0.001980259</text:p>
          </table:table-cell>
          <table:table-cell office:value-type="float" office:value="0.002532743" calcext:value-type="float">
            <text:p>0.002532743</text:p>
          </table:table-cell>
          <table:table-cell office:value-type="float" office:value="0.001980259" calcext:value-type="float">
            <text:p>0.001980259</text:p>
          </table:table-cell>
          <table:table-cell office:value-type="float" office:value="0.001399205" calcext:value-type="float">
            <text:p>0.001399205</text:p>
          </table:table-cell>
          <table:table-cell office:value-type="float" office:value="26.774257877" calcext:value-type="float">
            <text:p>26.774257877</text:p>
          </table:table-cell>
          <table:table-cell office:value-type="float" office:value="26.754130452" calcext:value-type="float">
            <text:p>26.754130452</text:p>
          </table:table-cell>
          <table:table-cell office:value-type="float" office:value="26.693157907" calcext:value-type="float">
            <text:p>26.693157907</text:p>
          </table:table-cell>
          <table:table-cell office:value-type="float" office:value="26.740515412" calcext:value-type="float">
            <text:p>26.740515412</text:p>
          </table:table-cell>
          <table:table-cell office:value-type="float" office:value="26.754130452" calcext:value-type="float">
            <text:p>26.754130452</text:p>
          </table:table-cell>
          <table:table-cell office:value-type="float" office:value="26.740515412" calcext:value-type="float">
            <text:p>26.740515412</text:p>
          </table:table-cell>
          <table:table-cell office:value-type="float" office:value="0.034480219" calcext:value-type="float">
            <text:p>0.0344802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4:30:58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70974418" calcext:value-type="float">
            <text:p>0.570974418</text:p>
          </table:table-cell>
          <table:table-cell office:value-type="float" office:value="0.433080844" calcext:value-type="float">
            <text:p>0.433080844</text:p>
          </table:table-cell>
          <table:table-cell office:value-type="float" office:value="0.137541907" calcext:value-type="float">
            <text:p>0.137541907</text:p>
          </table:table-cell>
          <table:table-cell office:value-type="float" office:value="0.38053239" calcext:value-type="float">
            <text:p>0.38053239</text:p>
          </table:table-cell>
          <table:table-cell office:value-type="float" office:value="0.433080844" calcext:value-type="float">
            <text:p>0.433080844</text:p>
          </table:table-cell>
          <table:table-cell office:value-type="float" office:value="0.38053239" calcext:value-type="float">
            <text:p>0.38053239</text:p>
          </table:table-cell>
          <table:table-cell office:value-type="float" office:value="0.180807339" calcext:value-type="float">
            <text:p>0.180807339</text:p>
          </table:table-cell>
          <table:table-cell office:value-type="float" office:value="0.003569007" calcext:value-type="float">
            <text:p>0.003569007</text:p>
          </table:table-cell>
          <table:table-cell office:value-type="float" office:value="0.002442426" calcext:value-type="float">
            <text:p>0.002442426</text:p>
          </table:table-cell>
          <table:table-cell office:value-type="float" office:value="0.000027892" calcext:value-type="float">
            <text:p>2.7892E-05</text:p>
          </table:table-cell>
          <table:table-cell office:value-type="float" office:value="0.002013108" calcext:value-type="float">
            <text:p>0.002013108</text:p>
          </table:table-cell>
          <table:table-cell office:value-type="float" office:value="0.002442426" calcext:value-type="float">
            <text:p>0.002442426</text:p>
          </table:table-cell>
          <table:table-cell office:value-type="float" office:value="0.002013108" calcext:value-type="float">
            <text:p>0.002013108</text:p>
          </table:table-cell>
          <table:table-cell office:value-type="float" office:value="0.001477184" calcext:value-type="float">
            <text:p>0.001477184</text:p>
          </table:table-cell>
          <table:table-cell office:value-type="float" office:value="26.774612302" calcext:value-type="float">
            <text:p>26.774612302</text:p>
          </table:table-cell>
          <table:table-cell office:value-type="float" office:value="26.746850986" calcext:value-type="float">
            <text:p>26.746850986</text:p>
          </table:table-cell>
          <table:table-cell office:value-type="float" office:value="26.68734957" calcext:value-type="float">
            <text:p>26.68734957</text:p>
          </table:table-cell>
          <table:table-cell office:value-type="float" office:value="26.736270953" calcext:value-type="float">
            <text:p>26.736270953</text:p>
          </table:table-cell>
          <table:table-cell office:value-type="float" office:value="26.746850986" calcext:value-type="float">
            <text:p>26.746850986</text:p>
          </table:table-cell>
          <table:table-cell office:value-type="float" office:value="26.736270953" calcext:value-type="float">
            <text:p>26.736270953</text:p>
          </table:table-cell>
          <table:table-cell office:value-type="float" office:value="0.036401913" calcext:value-type="float">
            <text:p>0.0364019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4:30:59</text:p>
          </table:table-cell>
          <table:table-cell office:value-type="float" office:value="26.69677" calcext:value-type="float">
            <text:p>26.69677</text:p>
          </table:table-cell>
          <table:table-cell office:value-type="float" office:value="0.496138393" calcext:value-type="float">
            <text:p>0.496138393</text:p>
          </table:table-cell>
          <table:table-cell office:value-type="float" office:value="0.422969511" calcext:value-type="float">
            <text:p>0.422969511</text:p>
          </table:table-cell>
          <table:table-cell office:value-type="float" office:value="0.14015259" calcext:value-type="float">
            <text:p>0.14015259</text:p>
          </table:table-cell>
          <table:table-cell office:value-type="float" office:value="0.353086832" calcext:value-type="float">
            <text:p>0.353086832</text:p>
          </table:table-cell>
          <table:table-cell office:value-type="float" office:value="0.422969511" calcext:value-type="float">
            <text:p>0.422969511</text:p>
          </table:table-cell>
          <table:table-cell office:value-type="float" office:value="0.353086832" calcext:value-type="float">
            <text:p>0.353086832</text:p>
          </table:table-cell>
          <table:table-cell office:value-type="float" office:value="0.153501715" calcext:value-type="float">
            <text:p>0.153501715</text:p>
          </table:table-cell>
          <table:table-cell office:value-type="float" office:value="0.002957602" calcext:value-type="float">
            <text:p>0.002957602</text:p>
          </table:table-cell>
          <table:table-cell office:value-type="float" office:value="0.002359817" calcext:value-type="float">
            <text:p>0.002359817</text:p>
          </table:table-cell>
          <table:table-cell office:value-type="float" office:value="0.000049221" calcext:value-type="float">
            <text:p>4.9221E-05</text:p>
          </table:table-cell>
          <table:table-cell office:value-type="float" office:value="0.00178888" calcext:value-type="float">
            <text:p>0.00178888</text:p>
          </table:table-cell>
          <table:table-cell office:value-type="float" office:value="0.002359817" calcext:value-type="float">
            <text:p>0.002359817</text:p>
          </table:table-cell>
          <table:table-cell office:value-type="float" office:value="0.00178888" calcext:value-type="float">
            <text:p>0.00178888</text:p>
          </table:table-cell>
          <table:table-cell office:value-type="float" office:value="0.001254099" calcext:value-type="float">
            <text:p>0.001254099</text:p>
          </table:table-cell>
          <table:table-cell office:value-type="float" office:value="26.769653645" calcext:value-type="float">
            <text:p>26.769653645</text:p>
          </table:table-cell>
          <table:table-cell office:value-type="float" office:value="26.754922997" calcext:value-type="float">
            <text:p>26.754922997</text:p>
          </table:table-cell>
          <table:table-cell office:value-type="float" office:value="26.697983395" calcext:value-type="float">
            <text:p>26.697983395</text:p>
          </table:table-cell>
          <table:table-cell office:value-type="float" office:value="26.740853345" calcext:value-type="float">
            <text:p>26.740853345</text:p>
          </table:table-cell>
          <table:table-cell office:value-type="float" office:value="26.754922997" calcext:value-type="float">
            <text:p>26.754922997</text:p>
          </table:table-cell>
          <table:table-cell office:value-type="float" office:value="26.740853345" calcext:value-type="float">
            <text:p>26.740853345</text:p>
          </table:table-cell>
          <table:table-cell office:value-type="float" office:value="0.030904396" calcext:value-type="float">
            <text:p>0.0309043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4:31:00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48814684" calcext:value-type="float">
            <text:p>0.448814684</text:p>
          </table:table-cell>
          <table:table-cell office:value-type="float" office:value="0.506474436" calcext:value-type="float">
            <text:p>0.506474436</text:p>
          </table:table-cell>
          <table:table-cell office:value-type="float" office:value="0.138058083" calcext:value-type="float">
            <text:p>0.138058083</text:p>
          </table:table-cell>
          <table:table-cell office:value-type="float" office:value="0.364449068" calcext:value-type="float">
            <text:p>0.364449068</text:p>
          </table:table-cell>
          <table:table-cell office:value-type="float" office:value="0.448814684" calcext:value-type="float">
            <text:p>0.448814684</text:p>
          </table:table-cell>
          <table:table-cell office:value-type="float" office:value="0.364449068" calcext:value-type="float">
            <text:p>0.364449068</text:p>
          </table:table-cell>
          <table:table-cell office:value-type="float" office:value="0.161804038" calcext:value-type="float">
            <text:p>0.161804038</text:p>
          </table:table-cell>
          <table:table-cell office:value-type="float" office:value="0.00257097" calcext:value-type="float">
            <text:p>0.00257097</text:p>
          </table:table-cell>
          <table:table-cell office:value-type="float" office:value="0.003042046" calcext:value-type="float">
            <text:p>0.003042046</text:p>
          </table:table-cell>
          <table:table-cell office:value-type="float" office:value="0.000032109" calcext:value-type="float">
            <text:p>3.2109E-05</text:p>
          </table:table-cell>
          <table:table-cell office:value-type="float" office:value="0.001881708" calcext:value-type="float">
            <text:p>0.001881708</text:p>
          </table:table-cell>
          <table:table-cell office:value-type="float" office:value="0.00257097" calcext:value-type="float">
            <text:p>0.00257097</text:p>
          </table:table-cell>
          <table:table-cell office:value-type="float" office:value="0.001881708" calcext:value-type="float">
            <text:p>0.001881708</text:p>
          </table:table-cell>
          <table:table-cell office:value-type="float" office:value="0.001321928" calcext:value-type="float">
            <text:p>0.001321928</text:p>
          </table:table-cell>
          <table:table-cell office:value-type="float" office:value="26.750018623" calcext:value-type="float">
            <text:p>26.750018623</text:p>
          </table:table-cell>
          <table:table-cell office:value-type="float" office:value="26.761626977" calcext:value-type="float">
            <text:p>26.761626977</text:p>
          </table:table-cell>
          <table:table-cell office:value-type="float" office:value="26.687453496" calcext:value-type="float">
            <text:p>26.687453496</text:p>
          </table:table-cell>
          <table:table-cell office:value-type="float" office:value="26.733033032" calcext:value-type="float">
            <text:p>26.733033032</text:p>
          </table:table-cell>
          <table:table-cell office:value-type="float" office:value="26.750018623" calcext:value-type="float">
            <text:p>26.750018623</text:p>
          </table:table-cell>
          <table:table-cell office:value-type="float" office:value="26.733033032" calcext:value-type="float">
            <text:p>26.733033032</text:p>
          </table:table-cell>
          <table:table-cell office:value-type="float" office:value="0.032576157" calcext:value-type="float">
            <text:p>0.03257615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4:31:02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02745569" calcext:value-type="float">
            <text:p>0.502745569</text:p>
          </table:table-cell>
          <table:table-cell office:value-type="float" office:value="0.504627884" calcext:value-type="float">
            <text:p>0.504627884</text:p>
          </table:table-cell>
          <table:table-cell office:value-type="float" office:value="0.141766088" calcext:value-type="float">
            <text:p>0.141766088</text:p>
          </table:table-cell>
          <table:table-cell office:value-type="float" office:value="0.383046514" calcext:value-type="float">
            <text:p>0.383046514</text:p>
          </table:table-cell>
          <table:table-cell office:value-type="float" office:value="0.502745569" calcext:value-type="float">
            <text:p>0.502745569</text:p>
          </table:table-cell>
          <table:table-cell office:value-type="float" office:value="0.383046514" calcext:value-type="float">
            <text:p>0.383046514</text:p>
          </table:table-cell>
          <table:table-cell office:value-type="float" office:value="0.170612756" calcext:value-type="float">
            <text:p>0.170612756</text:p>
          </table:table-cell>
          <table:table-cell office:value-type="float" office:value="0.003011582" calcext:value-type="float">
            <text:p>0.003011582</text:p>
          </table:table-cell>
          <table:table-cell office:value-type="float" office:value="0.00302696" calcext:value-type="float">
            <text:p>0.00302696</text:p>
          </table:table-cell>
          <table:table-cell office:value-type="float" office:value="0.000062403" calcext:value-type="float">
            <text:p>6.2403E-05</text:p>
          </table:table-cell>
          <table:table-cell office:value-type="float" office:value="0.002033648" calcext:value-type="float">
            <text:p>0.002033648</text:p>
          </table:table-cell>
          <table:table-cell office:value-type="float" office:value="0.003011582" calcext:value-type="float">
            <text:p>0.003011582</text:p>
          </table:table-cell>
          <table:table-cell office:value-type="float" office:value="0.002033648" calcext:value-type="float">
            <text:p>0.002033648</text:p>
          </table:table-cell>
          <table:table-cell office:value-type="float" office:value="0.001393895" calcext:value-type="float">
            <text:p>0.001393895</text:p>
          </table:table-cell>
          <table:table-cell office:value-type="float" office:value="26.765930042" calcext:value-type="float">
            <text:p>26.765930042</text:p>
          </table:table-cell>
          <table:table-cell office:value-type="float" office:value="26.766308996" calcext:value-type="float">
            <text:p>26.766308996</text:p>
          </table:table-cell>
          <table:table-cell office:value-type="float" office:value="26.693254152" calcext:value-type="float">
            <text:p>26.693254152</text:p>
          </table:table-cell>
          <table:table-cell office:value-type="float" office:value="26.741831063" calcext:value-type="float">
            <text:p>26.741831063</text:p>
          </table:table-cell>
          <table:table-cell office:value-type="float" office:value="26.765930042" calcext:value-type="float">
            <text:p>26.765930042</text:p>
          </table:table-cell>
          <table:table-cell office:value-type="float" office:value="26.741831063" calcext:value-type="float">
            <text:p>26.741831063</text:p>
          </table:table-cell>
          <table:table-cell office:value-type="float" office:value="0.034349412" calcext:value-type="float">
            <text:p>0.0343494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4:31:03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73552319" calcext:value-type="float">
            <text:p>0.573552319</text:p>
          </table:table-cell>
          <table:table-cell office:value-type="float" office:value="0.43011134" calcext:value-type="float">
            <text:p>0.43011134</text:p>
          </table:table-cell>
          <table:table-cell office:value-type="float" office:value="0.137169974" calcext:value-type="float">
            <text:p>0.137169974</text:p>
          </table:table-cell>
          <table:table-cell office:value-type="float" office:value="0.380277878" calcext:value-type="float">
            <text:p>0.380277878</text:p>
          </table:table-cell>
          <table:table-cell office:value-type="float" office:value="0.43011134" calcext:value-type="float">
            <text:p>0.43011134</text:p>
          </table:table-cell>
          <table:table-cell office:value-type="float" office:value="0.380277878" calcext:value-type="float">
            <text:p>0.380277878</text:p>
          </table:table-cell>
          <table:table-cell office:value-type="float" office:value="0.181603815" calcext:value-type="float">
            <text:p>0.181603815</text:p>
          </table:table-cell>
          <table:table-cell office:value-type="float" office:value="0.003590068" calcext:value-type="float">
            <text:p>0.003590068</text:p>
          </table:table-cell>
          <table:table-cell office:value-type="float" office:value="0.002418165" calcext:value-type="float">
            <text:p>0.002418165</text:p>
          </table:table-cell>
          <table:table-cell office:value-type="float" office:value="0.000024853" calcext:value-type="float">
            <text:p>2.4853E-05</text:p>
          </table:table-cell>
          <table:table-cell office:value-type="float" office:value="0.002011029" calcext:value-type="float">
            <text:p>0.002011029</text:p>
          </table:table-cell>
          <table:table-cell office:value-type="float" office:value="0.002418165" calcext:value-type="float">
            <text:p>0.002418165</text:p>
          </table:table-cell>
          <table:table-cell office:value-type="float" office:value="0.002011029" calcext:value-type="float">
            <text:p>0.002011029</text:p>
          </table:table-cell>
          <table:table-cell office:value-type="float" office:value="0.001483691" calcext:value-type="float">
            <text:p>0.001483691</text:p>
          </table:table-cell>
          <table:table-cell office:value-type="float" office:value="26.77513129" calcext:value-type="float">
            <text:p>26.77513129</text:p>
          </table:table-cell>
          <table:table-cell office:value-type="float" office:value="26.746253145" calcext:value-type="float">
            <text:p>26.746253145</text:p>
          </table:table-cell>
          <table:table-cell office:value-type="float" office:value="26.687274687" calcext:value-type="float">
            <text:p>26.687274687</text:p>
          </table:table-cell>
          <table:table-cell office:value-type="float" office:value="26.736219707" calcext:value-type="float">
            <text:p>26.736219707</text:p>
          </table:table-cell>
          <table:table-cell office:value-type="float" office:value="26.746253145" calcext:value-type="float">
            <text:p>26.746253145</text:p>
          </table:table-cell>
          <table:table-cell office:value-type="float" office:value="26.736219707" calcext:value-type="float">
            <text:p>26.736219707</text:p>
          </table:table-cell>
          <table:table-cell office:value-type="float" office:value="0.036562258" calcext:value-type="float">
            <text:p>0.0365622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4:31:04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52056581" calcext:value-type="float">
            <text:p>0.452056581</text:p>
          </table:table-cell>
          <table:table-cell office:value-type="float" office:value="0.449198538" calcext:value-type="float">
            <text:p>0.449198538</text:p>
          </table:table-cell>
          <table:table-cell office:value-type="float" office:value="0.140247362" calcext:value-type="float">
            <text:p>0.140247362</text:p>
          </table:table-cell>
          <table:table-cell office:value-type="float" office:value="0.347167494" calcext:value-type="float">
            <text:p>0.347167494</text:p>
          </table:table-cell>
          <table:table-cell office:value-type="float" office:value="0.449198538" calcext:value-type="float">
            <text:p>0.449198538</text:p>
          </table:table-cell>
          <table:table-cell office:value-type="float" office:value="0.347167494" calcext:value-type="float">
            <text:p>0.347167494</text:p>
          </table:table-cell>
          <table:table-cell office:value-type="float" office:value="0.146319281" calcext:value-type="float">
            <text:p>0.146319281</text:p>
          </table:table-cell>
          <table:table-cell office:value-type="float" office:value="0.002597456" calcext:value-type="float">
            <text:p>0.002597456</text:p>
          </table:table-cell>
          <table:table-cell office:value-type="float" office:value="0.002574106" calcext:value-type="float">
            <text:p>0.002574106</text:p>
          </table:table-cell>
          <table:table-cell office:value-type="float" office:value="0.000049995" calcext:value-type="float">
            <text:p>4.9995E-05</text:p>
          </table:table-cell>
          <table:table-cell office:value-type="float" office:value="0.001740519" calcext:value-type="float">
            <text:p>0.001740519</text:p>
          </table:table-cell>
          <table:table-cell office:value-type="float" office:value="0.002574106" calcext:value-type="float">
            <text:p>0.002574106</text:p>
          </table:table-cell>
          <table:table-cell office:value-type="float" office:value="0.001740519" calcext:value-type="float">
            <text:p>0.001740519</text:p>
          </table:table-cell>
          <table:table-cell office:value-type="float" office:value="0.001195419" calcext:value-type="float">
            <text:p>0.001195419</text:p>
          </table:table-cell>
          <table:table-cell office:value-type="float" office:value="26.750671301" calcext:value-type="float">
            <text:p>26.750671301</text:p>
          </table:table-cell>
          <table:table-cell office:value-type="float" office:value="26.750095903" calcext:value-type="float">
            <text:p>26.750095903</text:p>
          </table:table-cell>
          <table:table-cell office:value-type="float" office:value="26.687894279" calcext:value-type="float">
            <text:p>26.687894279</text:p>
          </table:table-cell>
          <table:table-cell office:value-type="float" office:value="26.729553828" calcext:value-type="float">
            <text:p>26.729553828</text:p>
          </table:table-cell>
          <table:table-cell office:value-type="float" office:value="26.750095903" calcext:value-type="float">
            <text:p>26.750095903</text:p>
          </table:table-cell>
          <table:table-cell office:value-type="float" office:value="26.729553828" calcext:value-type="float">
            <text:p>26.729553828</text:p>
          </table:table-cell>
          <table:table-cell office:value-type="float" office:value="0.029458686" calcext:value-type="float">
            <text:p>0.02945868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4:31:05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570232936" calcext:value-type="float">
            <text:p>0.570232936</text:p>
          </table:table-cell>
          <table:table-cell office:value-type="float" office:value="0.433077864" calcext:value-type="float">
            <text:p>0.433077864</text:p>
          </table:table-cell>
          <table:table-cell office:value-type="float" office:value="0.136972682" calcext:value-type="float">
            <text:p>0.136972682</text:p>
          </table:table-cell>
          <table:table-cell office:value-type="float" office:value="0.380094494" calcext:value-type="float">
            <text:p>0.380094494</text:p>
          </table:table-cell>
          <table:table-cell office:value-type="float" office:value="0.433077864" calcext:value-type="float">
            <text:p>0.433077864</text:p>
          </table:table-cell>
          <table:table-cell office:value-type="float" office:value="0.380094494" calcext:value-type="float">
            <text:p>0.380094494</text:p>
          </table:table-cell>
          <table:table-cell office:value-type="float" office:value="0.180801991" calcext:value-type="float">
            <text:p>0.180801991</text:p>
          </table:table-cell>
          <table:table-cell office:value-type="float" office:value="0.003562949" calcext:value-type="float">
            <text:p>0.003562949</text:p>
          </table:table-cell>
          <table:table-cell office:value-type="float" office:value="0.002442401" calcext:value-type="float">
            <text:p>0.002442401</text:p>
          </table:table-cell>
          <table:table-cell office:value-type="float" office:value="0.000023241" calcext:value-type="float">
            <text:p>2.3241E-05</text:p>
          </table:table-cell>
          <table:table-cell office:value-type="float" office:value="0.002009531" calcext:value-type="float">
            <text:p>0.002009531</text:p>
          </table:table-cell>
          <table:table-cell office:value-type="float" office:value="0.002442401" calcext:value-type="float">
            <text:p>0.002442401</text:p>
          </table:table-cell>
          <table:table-cell office:value-type="float" office:value="0.002009531" calcext:value-type="float">
            <text:p>0.002009531</text:p>
          </table:table-cell>
          <table:table-cell office:value-type="float" office:value="0.00147714" calcext:value-type="float">
            <text:p>0.00147714</text:p>
          </table:table-cell>
          <table:table-cell office:value-type="float" office:value="26.774463026" calcext:value-type="float">
            <text:p>26.774463026</text:p>
          </table:table-cell>
          <table:table-cell office:value-type="float" office:value="26.746850386" calcext:value-type="float">
            <text:p>26.746850386</text:p>
          </table:table-cell>
          <table:table-cell office:value-type="float" office:value="26.687234964" calcext:value-type="float">
            <text:p>26.687234964</text:p>
          </table:table-cell>
          <table:table-cell office:value-type="float" office:value="26.736182792" calcext:value-type="float">
            <text:p>26.736182792</text:p>
          </table:table-cell>
          <table:table-cell office:value-type="float" office:value="26.746850386" calcext:value-type="float">
            <text:p>26.746850386</text:p>
          </table:table-cell>
          <table:table-cell office:value-type="float" office:value="26.736182792" calcext:value-type="float">
            <text:p>26.736182792</text:p>
          </table:table-cell>
          <table:table-cell office:value-type="float" office:value="0.036400841" calcext:value-type="float">
            <text:p>0.03640084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4:31:07</text:p>
          </table:table-cell>
          <table:table-cell office:value-type="float" office:value="26.68161" calcext:value-type="float">
            <text:p>26.68161</text:p>
          </table:table-cell>
          <table:table-cell office:value-type="float" office:value="0.526356164" calcext:value-type="float">
            <text:p>0.526356164</text:p>
          </table:table-cell>
          <table:table-cell office:value-type="float" office:value="0.426977328" calcext:value-type="float">
            <text:p>0.426977328</text:p>
          </table:table-cell>
          <table:table-cell office:value-type="float" office:value="0.136625783" calcext:value-type="float">
            <text:p>0.136625783</text:p>
          </table:table-cell>
          <table:table-cell office:value-type="float" office:value="0.363319758" calcext:value-type="float">
            <text:p>0.363319758</text:p>
          </table:table-cell>
          <table:table-cell office:value-type="float" office:value="0.426977328" calcext:value-type="float">
            <text:p>0.426977328</text:p>
          </table:table-cell>
          <table:table-cell office:value-type="float" office:value="0.363319758" calcext:value-type="float">
            <text:p>0.363319758</text:p>
          </table:table-cell>
          <table:table-cell office:value-type="float" office:value="0.165351458" calcext:value-type="float">
            <text:p>0.165351458</text:p>
          </table:table-cell>
          <table:table-cell office:value-type="float" office:value="0.003204479" calcext:value-type="float">
            <text:p>0.003204479</text:p>
          </table:table-cell>
          <table:table-cell office:value-type="float" office:value="0.00239256" calcext:value-type="float">
            <text:p>0.00239256</text:p>
          </table:table-cell>
          <table:table-cell office:value-type="float" office:value="0.000020407" calcext:value-type="float">
            <text:p>2.0407E-05</text:p>
          </table:table-cell>
          <table:table-cell office:value-type="float" office:value="0.001872482" calcext:value-type="float">
            <text:p>0.001872482</text:p>
          </table:table-cell>
          <table:table-cell office:value-type="float" office:value="0.00239256" calcext:value-type="float">
            <text:p>0.00239256</text:p>
          </table:table-cell>
          <table:table-cell office:value-type="float" office:value="0.001872482" calcext:value-type="float">
            <text:p>0.001872482</text:p>
          </table:table-cell>
          <table:table-cell office:value-type="float" office:value="0.001350911" calcext:value-type="float">
            <text:p>0.001350911</text:p>
          </table:table-cell>
          <table:table-cell office:value-type="float" office:value="26.760575886" calcext:value-type="float">
            <text:p>26.760575886</text:p>
          </table:table-cell>
          <table:table-cell office:value-type="float" office:value="26.740568342" calcext:value-type="float">
            <text:p>26.740568342</text:p>
          </table:table-cell>
          <table:table-cell office:value-type="float" office:value="26.68211102" calcext:value-type="float">
            <text:p>26.68211102</text:p>
          </table:table-cell>
          <table:table-cell office:value-type="float" office:value="26.727751749" calcext:value-type="float">
            <text:p>26.727751749</text:p>
          </table:table-cell>
          <table:table-cell office:value-type="float" office:value="26.740568342" calcext:value-type="float">
            <text:p>26.740568342</text:p>
          </table:table-cell>
          <table:table-cell office:value-type="float" office:value="26.727751749" calcext:value-type="float">
            <text:p>26.727751749</text:p>
          </table:table-cell>
          <table:table-cell office:value-type="float" office:value="0.033290465" calcext:value-type="float">
            <text:p>0.0332904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4:31:08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74753436" calcext:value-type="float">
            <text:p>0.474753436</text:p>
          </table:table-cell>
          <table:table-cell office:value-type="float" office:value="0.427383235" calcext:value-type="float">
            <text:p>0.427383235</text:p>
          </table:table-cell>
          <table:table-cell office:value-type="float" office:value="0.138551013" calcext:value-type="float">
            <text:p>0.138551013</text:p>
          </table:table-cell>
          <table:table-cell office:value-type="float" office:value="0.346895895" calcext:value-type="float">
            <text:p>0.346895895</text:p>
          </table:table-cell>
          <table:table-cell office:value-type="float" office:value="0.427383235" calcext:value-type="float">
            <text:p>0.427383235</text:p>
          </table:table-cell>
          <table:table-cell office:value-type="float" office:value="0.346895895" calcext:value-type="float">
            <text:p>0.346895895</text:p>
          </table:table-cell>
          <table:table-cell office:value-type="float" office:value="0.148585949" calcext:value-type="float">
            <text:p>0.148585949</text:p>
          </table:table-cell>
          <table:table-cell office:value-type="float" office:value="0.002782888" calcext:value-type="float">
            <text:p>0.002782888</text:p>
          </table:table-cell>
          <table:table-cell office:value-type="float" office:value="0.002395877" calcext:value-type="float">
            <text:p>0.002395877</text:p>
          </table:table-cell>
          <table:table-cell office:value-type="float" office:value="0.000036136" calcext:value-type="float">
            <text:p>3.6136E-05</text:p>
          </table:table-cell>
          <table:table-cell office:value-type="float" office:value="0.0017383" calcext:value-type="float">
            <text:p>0.0017383</text:p>
          </table:table-cell>
          <table:table-cell office:value-type="float" office:value="0.002395877" calcext:value-type="float">
            <text:p>0.002395877</text:p>
          </table:table-cell>
          <table:table-cell office:value-type="float" office:value="0.0017383" calcext:value-type="float">
            <text:p>0.0017383</text:p>
          </table:table-cell>
          <table:table-cell office:value-type="float" office:value="0.001213937" calcext:value-type="float">
            <text:p>0.001213937</text:p>
          </table:table-cell>
          <table:table-cell office:value-type="float" office:value="26.755240759" calcext:value-type="float">
            <text:p>26.755240759</text:p>
          </table:table-cell>
          <table:table-cell office:value-type="float" office:value="26.745703905" calcext:value-type="float">
            <text:p>26.745703905</text:p>
          </table:table-cell>
          <table:table-cell office:value-type="float" office:value="26.687552741" calcext:value-type="float">
            <text:p>26.687552741</text:p>
          </table:table-cell>
          <table:table-cell office:value-type="float" office:value="26.729499135" calcext:value-type="float">
            <text:p>26.729499135</text:p>
          </table:table-cell>
          <table:table-cell office:value-type="float" office:value="26.745703905" calcext:value-type="float">
            <text:p>26.745703905</text:p>
          </table:table-cell>
          <table:table-cell office:value-type="float" office:value="26.729499135" calcext:value-type="float">
            <text:p>26.729499135</text:p>
          </table:table-cell>
          <table:table-cell office:value-type="float" office:value="0.029915023" calcext:value-type="float">
            <text:p>0.0299150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4:31:10</text:p>
          </table:table-cell>
          <table:table-cell office:value-type="float" office:value="26.68161" calcext:value-type="float">
            <text:p>26.68161</text:p>
          </table:table-cell>
          <table:table-cell office:value-type="float" office:value="0.447363907" calcext:value-type="float">
            <text:p>0.447363907</text:p>
          </table:table-cell>
          <table:table-cell office:value-type="float" office:value="0.492985307" calcext:value-type="float">
            <text:p>0.492985307</text:p>
          </table:table-cell>
          <table:table-cell office:value-type="float" office:value="0.137504356" calcext:value-type="float">
            <text:p>0.137504356</text:p>
          </table:table-cell>
          <table:table-cell office:value-type="float" office:value="0.359284523" calcext:value-type="float">
            <text:p>0.359284523</text:p>
          </table:table-cell>
          <table:table-cell office:value-type="float" office:value="0.447363907" calcext:value-type="float">
            <text:p>0.447363907</text:p>
          </table:table-cell>
          <table:table-cell office:value-type="float" office:value="0.359284523" calcext:value-type="float">
            <text:p>0.359284523</text:p>
          </table:table-cell>
          <table:table-cell office:value-type="float" office:value="0.15792437" calcext:value-type="float">
            <text:p>0.15792437</text:p>
          </table:table-cell>
          <table:table-cell office:value-type="float" office:value="0.002559117" calcext:value-type="float">
            <text:p>0.002559117</text:p>
          </table:table-cell>
          <table:table-cell office:value-type="float" office:value="0.002931841" calcext:value-type="float">
            <text:p>0.002931841</text:p>
          </table:table-cell>
          <table:table-cell office:value-type="float" office:value="0.000027585" calcext:value-type="float">
            <text:p>2.7585E-05</text:p>
          </table:table-cell>
          <table:table-cell office:value-type="float" office:value="0.001839514" calcext:value-type="float">
            <text:p>0.001839514</text:p>
          </table:table-cell>
          <table:table-cell office:value-type="float" office:value="0.002559117" calcext:value-type="float">
            <text:p>0.002559117</text:p>
          </table:table-cell>
          <table:table-cell office:value-type="float" office:value="0.001839514" calcext:value-type="float">
            <text:p>0.001839514</text:p>
          </table:table-cell>
          <table:table-cell office:value-type="float" office:value="0.001290232" calcext:value-type="float">
            <text:p>0.001290232</text:p>
          </table:table-cell>
          <table:table-cell office:value-type="float" office:value="26.744672719" calcext:value-type="float">
            <text:p>26.744672719</text:p>
          </table:table-cell>
          <table:table-cell office:value-type="float" office:value="26.753857504" calcext:value-type="float">
            <text:p>26.753857504</text:p>
          </table:table-cell>
          <table:table-cell office:value-type="float" office:value="26.68228791" calcext:value-type="float">
            <text:p>26.68228791</text:p>
          </table:table-cell>
          <table:table-cell office:value-type="float" office:value="26.726939377" calcext:value-type="float">
            <text:p>26.726939377</text:p>
          </table:table-cell>
          <table:table-cell office:value-type="float" office:value="26.744672719" calcext:value-type="float">
            <text:p>26.744672719</text:p>
          </table:table-cell>
          <table:table-cell office:value-type="float" office:value="26.726939377" calcext:value-type="float">
            <text:p>26.726939377</text:p>
          </table:table-cell>
          <table:table-cell office:value-type="float" office:value="0.031795233" calcext:value-type="float">
            <text:p>0.0317952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4:31:11</text:p>
          </table:table-cell>
          <table:table-cell office:value-type="float" office:value="26.67655" calcext:value-type="float">
            <text:p>26.67655</text:p>
          </table:table-cell>
          <table:table-cell office:value-type="float" office:value="0.456665213" calcext:value-type="float">
            <text:p>0.456665213</text:p>
          </table:table-cell>
          <table:table-cell office:value-type="float" office:value="0.545497006" calcext:value-type="float">
            <text:p>0.545497006</text:p>
          </table:table-cell>
          <table:table-cell office:value-type="float" office:value="0.141324418" calcext:value-type="float">
            <text:p>0.141324418</text:p>
          </table:table-cell>
          <table:table-cell office:value-type="float" office:value="0.381162212" calcext:value-type="float">
            <text:p>0.381162212</text:p>
          </table:table-cell>
          <table:table-cell office:value-type="float" office:value="0.456665213" calcext:value-type="float">
            <text:p>0.456665213</text:p>
          </table:table-cell>
          <table:table-cell office:value-type="float" office:value="0.381162212" calcext:value-type="float">
            <text:p>0.381162212</text:p>
          </table:table-cell>
          <table:table-cell office:value-type="float" office:value="0.173425099" calcext:value-type="float">
            <text:p>0.173425099</text:p>
          </table:table-cell>
          <table:table-cell office:value-type="float" office:value="0.002635108" calcext:value-type="float">
            <text:p>0.002635108</text:p>
          </table:table-cell>
          <table:table-cell office:value-type="float" office:value="0.003360858" calcext:value-type="float">
            <text:p>0.003360858</text:p>
          </table:table-cell>
          <table:table-cell office:value-type="float" office:value="0.000058795" calcext:value-type="float">
            <text:p>5.8795E-05</text:p>
          </table:table-cell>
          <table:table-cell office:value-type="float" office:value="0.002018254" calcext:value-type="float">
            <text:p>0.002018254</text:p>
          </table:table-cell>
          <table:table-cell office:value-type="float" office:value="0.002635108" calcext:value-type="float">
            <text:p>0.002635108</text:p>
          </table:table-cell>
          <table:table-cell office:value-type="float" office:value="0.002018254" calcext:value-type="float">
            <text:p>0.002018254</text:p>
          </table:table-cell>
          <table:table-cell office:value-type="float" office:value="0.001416872" calcext:value-type="float">
            <text:p>0.001416872</text:p>
          </table:table-cell>
          <table:table-cell office:value-type="float" office:value="26.741491506" calcext:value-type="float">
            <text:p>26.741491506</text:p>
          </table:table-cell>
          <table:table-cell office:value-type="float" office:value="26.759375658" calcext:value-type="float">
            <text:p>26.759375658</text:p>
          </table:table-cell>
          <table:table-cell office:value-type="float" office:value="26.678002937" calcext:value-type="float">
            <text:p>26.678002937</text:p>
          </table:table-cell>
          <table:table-cell office:value-type="float" office:value="26.726290033" calcext:value-type="float">
            <text:p>26.726290033</text:p>
          </table:table-cell>
          <table:table-cell office:value-type="float" office:value="26.741491506" calcext:value-type="float">
            <text:p>26.741491506</text:p>
          </table:table-cell>
          <table:table-cell office:value-type="float" office:value="26.726290033" calcext:value-type="float">
            <text:p>26.726290033</text:p>
          </table:table-cell>
          <table:table-cell office:value-type="float" office:value="0.034916028" calcext:value-type="float">
            <text:p>0.03491602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4:31:12</text:p>
          </table:table-cell>
          <table:table-cell office:value-type="float" office:value="26.68161" calcext:value-type="float">
            <text:p>26.68161</text:p>
          </table:table-cell>
          <table:table-cell office:value-type="float" office:value="0.555812783" calcext:value-type="float">
            <text:p>0.555812783</text:p>
          </table:table-cell>
          <table:table-cell office:value-type="float" office:value="0.434430293" calcext:value-type="float">
            <text:p>0.434430293</text:p>
          </table:table-cell>
          <table:table-cell office:value-type="float" office:value="0.136963145" calcext:value-type="float">
            <text:p>0.136963145</text:p>
          </table:table-cell>
          <table:table-cell office:value-type="float" office:value="0.375735407" calcext:value-type="float">
            <text:p>0.375735407</text:p>
          </table:table-cell>
          <table:table-cell office:value-type="float" office:value="0.434430293" calcext:value-type="float">
            <text:p>0.434430293</text:p>
          </table:table-cell>
          <table:table-cell office:value-type="float" office:value="0.375735407" calcext:value-type="float">
            <text:p>0.375735407</text:p>
          </table:table-cell>
          <table:table-cell office:value-type="float" office:value="0.175959412" calcext:value-type="float">
            <text:p>0.175959412</text:p>
          </table:table-cell>
          <table:table-cell office:value-type="float" office:value="0.003445138" calcext:value-type="float">
            <text:p>0.003445138</text:p>
          </table:table-cell>
          <table:table-cell office:value-type="float" office:value="0.002453451" calcext:value-type="float">
            <text:p>0.002453451</text:p>
          </table:table-cell>
          <table:table-cell office:value-type="float" office:value="0.000023163" calcext:value-type="float">
            <text:p>2.3163E-05</text:p>
          </table:table-cell>
          <table:table-cell office:value-type="float" office:value="0.001973917" calcext:value-type="float">
            <text:p>0.001973917</text:p>
          </table:table-cell>
          <table:table-cell office:value-type="float" office:value="0.002453451" calcext:value-type="float">
            <text:p>0.002453451</text:p>
          </table:table-cell>
          <table:table-cell office:value-type="float" office:value="0.001973917" calcext:value-type="float">
            <text:p>0.001973917</text:p>
          </table:table-cell>
          <table:table-cell office:value-type="float" office:value="0.001437577" calcext:value-type="float">
            <text:p>0.001437577</text:p>
          </table:table-cell>
          <table:table-cell office:value-type="float" office:value="26.766506202" calcext:value-type="float">
            <text:p>26.766506202</text:p>
          </table:table-cell>
          <table:table-cell office:value-type="float" office:value="26.74206883" calcext:value-type="float">
            <text:p>26.74206883</text:p>
          </table:table-cell>
          <table:table-cell office:value-type="float" office:value="26.682178944" calcext:value-type="float">
            <text:p>26.682178944</text:p>
          </table:table-cell>
          <table:table-cell office:value-type="float" office:value="26.730251325" calcext:value-type="float">
            <text:p>26.730251325</text:p>
          </table:table-cell>
          <table:table-cell office:value-type="float" office:value="26.74206883" calcext:value-type="float">
            <text:p>26.74206883</text:p>
          </table:table-cell>
          <table:table-cell office:value-type="float" office:value="26.730251325" calcext:value-type="float">
            <text:p>26.730251325</text:p>
          </table:table-cell>
          <table:table-cell office:value-type="float" office:value="0.035426089" calcext:value-type="float">
            <text:p>0.03542608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4:31:13</text:p>
          </table:table-cell>
          <table:table-cell office:value-type="float" office:value="26.67655" calcext:value-type="float">
            <text:p>26.67655</text:p>
          </table:table-cell>
          <table:table-cell office:value-type="float" office:value="0.481836257" calcext:value-type="float">
            <text:p>0.481836257</text:p>
          </table:table-cell>
          <table:table-cell office:value-type="float" office:value="0.423243692" calcext:value-type="float">
            <text:p>0.423243692</text:p>
          </table:table-cell>
          <table:table-cell office:value-type="float" office:value="0.13874294" calcext:value-type="float">
            <text:p>0.13874294</text:p>
          </table:table-cell>
          <table:table-cell office:value-type="float" office:value="0.347940963" calcext:value-type="float">
            <text:p>0.347940963</text:p>
          </table:table-cell>
          <table:table-cell office:value-type="float" office:value="0.423243692" calcext:value-type="float">
            <text:p>0.423243692</text:p>
          </table:table-cell>
          <table:table-cell office:value-type="float" office:value="0.347940963" calcext:value-type="float">
            <text:p>0.347940963</text:p>
          </table:table-cell>
          <table:table-cell office:value-type="float" office:value="0.149846881" calcext:value-type="float">
            <text:p>0.149846881</text:p>
          </table:table-cell>
          <table:table-cell office:value-type="float" office:value="0.002840754" calcext:value-type="float">
            <text:p>0.002840754</text:p>
          </table:table-cell>
          <table:table-cell office:value-type="float" office:value="0.002362057" calcext:value-type="float">
            <text:p>0.002362057</text:p>
          </table:table-cell>
          <table:table-cell office:value-type="float" office:value="0.000037704" calcext:value-type="float">
            <text:p>3.7704E-05</text:p>
          </table:table-cell>
          <table:table-cell office:value-type="float" office:value="0.001746838" calcext:value-type="float">
            <text:p>0.001746838</text:p>
          </table:table-cell>
          <table:table-cell office:value-type="float" office:value="0.002362057" calcext:value-type="float">
            <text:p>0.002362057</text:p>
          </table:table-cell>
          <table:table-cell office:value-type="float" office:value="0.001746838" calcext:value-type="float">
            <text:p>0.001746838</text:p>
          </table:table-cell>
          <table:table-cell office:value-type="float" office:value="0.001224239" calcext:value-type="float">
            <text:p>0.001224239</text:p>
          </table:table-cell>
          <table:table-cell office:value-type="float" office:value="26.74655912" calcext:value-type="float">
            <text:p>26.74655912</text:p>
          </table:table-cell>
          <table:table-cell office:value-type="float" office:value="26.734762811" calcext:value-type="float">
            <text:p>26.734762811</text:p>
          </table:table-cell>
          <table:table-cell office:value-type="float" office:value="26.677483185" calcext:value-type="float">
            <text:p>26.677483185</text:p>
          </table:table-cell>
          <table:table-cell office:value-type="float" office:value="26.719601705" calcext:value-type="float">
            <text:p>26.719601705</text:p>
          </table:table-cell>
          <table:table-cell office:value-type="float" office:value="26.734762811" calcext:value-type="float">
            <text:p>26.734762811</text:p>
          </table:table-cell>
          <table:table-cell office:value-type="float" office:value="26.719601705" calcext:value-type="float">
            <text:p>26.719601705</text:p>
          </table:table-cell>
          <table:table-cell office:value-type="float" office:value="0.030169141" calcext:value-type="float">
            <text:p>0.03016914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4:31:14</text:p>
          </table:table-cell>
          <table:table-cell office:value-type="float" office:value="26.68666" calcext:value-type="float">
            <text:p>26.68666</text:p>
          </table:table-cell>
          <table:table-cell office:value-type="float" office:value="0.4365701" calcext:value-type="float">
            <text:p>0.4365701</text:p>
          </table:table-cell>
          <table:table-cell office:value-type="float" office:value="0.520539346" calcext:value-type="float">
            <text:p>0.520539346</text:p>
          </table:table-cell>
          <table:table-cell office:value-type="float" office:value="0.137540714" calcext:value-type="float">
            <text:p>0.137540714</text:p>
          </table:table-cell>
          <table:table-cell office:value-type="float" office:value="0.364883387" calcext:value-type="float">
            <text:p>0.364883387</text:p>
          </table:table-cell>
          <table:table-cell office:value-type="float" office:value="0.4365701" calcext:value-type="float">
            <text:p>0.4365701</text:p>
          </table:table-cell>
          <table:table-cell office:value-type="float" office:value="0.364883387" calcext:value-type="float">
            <text:p>0.364883387</text:p>
          </table:table-cell>
          <table:table-cell office:value-type="float" office:value="0.164369962" calcext:value-type="float">
            <text:p>0.164369962</text:p>
          </table:table-cell>
          <table:table-cell office:value-type="float" office:value="0.002470933" calcext:value-type="float">
            <text:p>0.002470933</text:p>
          </table:table-cell>
          <table:table-cell office:value-type="float" office:value="0.003156956" calcext:value-type="float">
            <text:p>0.003156956</text:p>
          </table:table-cell>
          <table:table-cell office:value-type="float" office:value="0.000027882" calcext:value-type="float">
            <text:p>2.7882E-05</text:p>
          </table:table-cell>
          <table:table-cell office:value-type="float" office:value="0.001885257" calcext:value-type="float">
            <text:p>0.001885257</text:p>
          </table:table-cell>
          <table:table-cell office:value-type="float" office:value="0.002470933" calcext:value-type="float">
            <text:p>0.002470933</text:p>
          </table:table-cell>
          <table:table-cell office:value-type="float" office:value="0.001885257" calcext:value-type="float">
            <text:p>0.001885257</text:p>
          </table:table-cell>
          <table:table-cell office:value-type="float" office:value="0.001342892" calcext:value-type="float">
            <text:p>0.001342892</text:p>
          </table:table-cell>
          <table:table-cell office:value-type="float" office:value="26.747553466" calcext:value-type="float">
            <text:p>26.747553466</text:p>
          </table:table-cell>
          <table:table-cell office:value-type="float" office:value="26.764458578" calcext:value-type="float">
            <text:p>26.764458578</text:p>
          </table:table-cell>
          <table:table-cell office:value-type="float" office:value="26.68734933" calcext:value-type="float">
            <text:p>26.68734933</text:p>
          </table:table-cell>
          <table:table-cell office:value-type="float" office:value="26.733120458" calcext:value-type="float">
            <text:p>26.733120458</text:p>
          </table:table-cell>
          <table:table-cell office:value-type="float" office:value="26.747553466" calcext:value-type="float">
            <text:p>26.747553466</text:p>
          </table:table-cell>
          <table:table-cell office:value-type="float" office:value="26.733120458" calcext:value-type="float">
            <text:p>26.733120458</text:p>
          </table:table-cell>
          <table:table-cell office:value-type="float" office:value="0.033092726" calcext:value-type="float">
            <text:p>0.0330927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4:31:16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26476565" calcext:value-type="float">
            <text:p>0.526476565</text:p>
          </table:table-cell>
          <table:table-cell office:value-type="float" office:value="0.493667781" calcext:value-type="float">
            <text:p>0.493667781</text:p>
          </table:table-cell>
          <table:table-cell office:value-type="float" office:value="0.141273754" calcext:value-type="float">
            <text:p>0.141273754</text:p>
          </table:table-cell>
          <table:table-cell office:value-type="float" office:value="0.387139367" calcext:value-type="float">
            <text:p>0.387139367</text:p>
          </table:table-cell>
          <table:table-cell office:value-type="float" office:value="0.493667781" calcext:value-type="float">
            <text:p>0.493667781</text:p>
          </table:table-cell>
          <table:table-cell office:value-type="float" office:value="0.387139367" calcext:value-type="float">
            <text:p>0.387139367</text:p>
          </table:table-cell>
          <table:table-cell office:value-type="float" office:value="0.174368439" calcext:value-type="float">
            <text:p>0.174368439</text:p>
          </table:table-cell>
          <table:table-cell office:value-type="float" office:value="0.003205463" calcext:value-type="float">
            <text:p>0.003205463</text:p>
          </table:table-cell>
          <table:table-cell office:value-type="float" office:value="0.002937417" calcext:value-type="float">
            <text:p>0.002937417</text:p>
          </table:table-cell>
          <table:table-cell office:value-type="float" office:value="0.000058381" calcext:value-type="float">
            <text:p>5.8381E-05</text:p>
          </table:table-cell>
          <table:table-cell office:value-type="float" office:value="0.002067087" calcext:value-type="float">
            <text:p>0.002067087</text:p>
          </table:table-cell>
          <table:table-cell office:value-type="float" office:value="0.002937417" calcext:value-type="float">
            <text:p>0.002937417</text:p>
          </table:table-cell>
          <table:table-cell office:value-type="float" office:value="0.002067087" calcext:value-type="float">
            <text:p>0.002067087</text:p>
          </table:table-cell>
          <table:table-cell office:value-type="float" office:value="0.001424579" calcext:value-type="float">
            <text:p>0.001424579</text:p>
          </table:table-cell>
          <table:table-cell office:value-type="float" office:value="26.770707635" calcext:value-type="float">
            <text:p>26.770707635</text:p>
          </table:table-cell>
          <table:table-cell office:value-type="float" office:value="26.76410247" calcext:value-type="float">
            <text:p>26.76410247</text:p>
          </table:table-cell>
          <table:table-cell office:value-type="float" office:value="26.693155027" calcext:value-type="float">
            <text:p>26.693155027</text:p>
          </table:table-cell>
          <table:table-cell office:value-type="float" office:value="26.742655044" calcext:value-type="float">
            <text:p>26.742655044</text:p>
          </table:table-cell>
          <table:table-cell office:value-type="float" office:value="26.76410247" calcext:value-type="float">
            <text:p>26.76410247</text:p>
          </table:table-cell>
          <table:table-cell office:value-type="float" office:value="26.742655044" calcext:value-type="float">
            <text:p>26.742655044</text:p>
          </table:table-cell>
          <table:table-cell office:value-type="float" office:value="0.035105515" calcext:value-type="float">
            <text:p>0.03510551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4:31:17</text:p>
          </table:table-cell>
          <table:table-cell office:value-type="float" office:value="26.69172" calcext:value-type="float">
            <text:p>26.69172</text:p>
          </table:table-cell>
          <table:table-cell office:value-type="float" office:value="0.544560021" calcext:value-type="float">
            <text:p>0.544560021</text:p>
          </table:table-cell>
          <table:table-cell office:value-type="float" office:value="0.455563719" calcext:value-type="float">
            <text:p>0.455563719</text:p>
          </table:table-cell>
          <table:table-cell office:value-type="float" office:value="0.140910165" calcext:value-type="float">
            <text:p>0.140910165</text:p>
          </table:table-cell>
          <table:table-cell office:value-type="float" office:value="0.380344635" calcext:value-type="float">
            <text:p>0.380344635</text:p>
          </table:table-cell>
          <table:table-cell office:value-type="float" office:value="0.455563719" calcext:value-type="float">
            <text:p>0.455563719</text:p>
          </table:table-cell>
          <table:table-cell office:value-type="float" office:value="0.380344635" calcext:value-type="float">
            <text:p>0.380344635</text:p>
          </table:table-cell>
          <table:table-cell office:value-type="float" office:value="0.1731603" calcext:value-type="float">
            <text:p>0.1731603</text:p>
          </table:table-cell>
          <table:table-cell office:value-type="float" office:value="0.003353203" calcext:value-type="float">
            <text:p>0.003353203</text:p>
          </table:table-cell>
          <table:table-cell office:value-type="float" office:value="0.002626109" calcext:value-type="float">
            <text:p>0.002626109</text:p>
          </table:table-cell>
          <table:table-cell office:value-type="float" office:value="0.00005541" calcext:value-type="float">
            <text:p>5.541E-05</text:p>
          </table:table-cell>
          <table:table-cell office:value-type="float" office:value="0.002011574" calcext:value-type="float">
            <text:p>0.002011574</text:p>
          </table:table-cell>
          <table:table-cell office:value-type="float" office:value="0.002626109" calcext:value-type="float">
            <text:p>0.002626109</text:p>
          </table:table-cell>
          <table:table-cell office:value-type="float" office:value="0.002011574" calcext:value-type="float">
            <text:p>0.002011574</text:p>
          </table:table-cell>
          <table:table-cell office:value-type="float" office:value="0.001414708" calcext:value-type="float">
            <text:p>0.001414708</text:p>
          </table:table-cell>
          <table:table-cell office:value-type="float" office:value="26.774348235" calcext:value-type="float">
            <text:p>26.774348235</text:p>
          </table:table-cell>
          <table:table-cell office:value-type="float" office:value="26.756431197" calcext:value-type="float">
            <text:p>26.756431197</text:p>
          </table:table-cell>
          <table:table-cell office:value-type="float" office:value="26.693081823" calcext:value-type="float">
            <text:p>26.693081823</text:p>
          </table:table-cell>
          <table:table-cell office:value-type="float" office:value="26.741287085" calcext:value-type="float">
            <text:p>26.741287085</text:p>
          </table:table-cell>
          <table:table-cell office:value-type="float" office:value="26.756431197" calcext:value-type="float">
            <text:p>26.756431197</text:p>
          </table:table-cell>
          <table:table-cell office:value-type="float" office:value="26.741287085" calcext:value-type="float">
            <text:p>26.741287085</text:p>
          </table:table-cell>
          <table:table-cell office:value-type="float" office:value="0.034862257" calcext:value-type="float">
            <text:p>0.034862257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6.701824526" calcext:value-type="float">
            <text:p>26.701824526</text:p>
          </table:table-cell>
          <table:table-cell office:value-type="float" office:value="0.584224532" calcext:value-type="float">
            <text:p>0.584224532</text:p>
          </table:table-cell>
          <table:table-cell office:value-type="float" office:value="0.550754136" calcext:value-type="float">
            <text:p>0.550754136</text:p>
          </table:table-cell>
          <table:table-cell office:value-type="float" office:value="0.145203488" calcext:value-type="float">
            <text:p>0.145203488</text:p>
          </table:table-cell>
          <table:table-cell office:value-type="float" office:value="0.396360802" calcext:value-type="float">
            <text:p>0.396360802</text:p>
          </table:table-cell>
          <table:table-cell office:value-type="float" office:value="0.508050383" calcext:value-type="float">
            <text:p>0.508050383</text:p>
          </table:table-cell>
          <table:table-cell office:value-type="float" office:value="0.396360802" calcext:value-type="float">
            <text:p>0.396360802</text:p>
          </table:table-cell>
          <table:table-cell office:value-type="float" office:value="0.184606084" calcext:value-type="float">
            <text:p>0.184606084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6.676554008" calcext:value-type="float">
            <text:p>26.676554008</text:p>
          </table:table-cell>
          <table:table-cell office:value-type="float" office:value="0.4365701" calcext:value-type="float">
            <text:p>0.4365701</text:p>
          </table:table-cell>
          <table:table-cell office:value-type="float" office:value="0.418108156" calcext:value-type="float">
            <text:p>0.418108156</text:p>
          </table:table-cell>
          <table:table-cell office:value-type="float" office:value="0.136625783" calcext:value-type="float">
            <text:p>0.136625783</text:p>
          </table:table-cell>
          <table:table-cell office:value-type="float" office:value="0.345479689" calcext:value-type="float">
            <text:p>0.345479689</text:p>
          </table:table-cell>
          <table:table-cell office:value-type="float" office:value="0.418108156" calcext:value-type="float">
            <text:p>0.418108156</text:p>
          </table:table-cell>
          <table:table-cell office:value-type="float" office:value="0.345479689" calcext:value-type="float">
            <text:p>0.345479689</text:p>
          </table:table-cell>
          <table:table-cell office:value-type="float" office:value="0.144983591" calcext:value-type="float">
            <text:p>0.144983591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6.690621262" calcext:value-type="float">
            <text:p>26.690621262</text:p>
          </table:table-cell>
          <table:table-cell office:value-type="float" office:value="0.506131084" calcext:value-type="float">
            <text:p>0.506131084</text:p>
          </table:table-cell>
          <table:table-cell office:value-type="float" office:value="0.465518421" calcext:value-type="float">
            <text:p>0.465518421</text:p>
          </table:table-cell>
          <table:table-cell office:value-type="float" office:value="0.140428063" calcext:value-type="float">
            <text:p>0.140428063</text:p>
          </table:table-cell>
          <table:table-cell office:value-type="float" office:value="0.370692522" calcext:value-type="float">
            <text:p>0.370692522</text:p>
          </table:table-cell>
          <table:table-cell office:value-type="float" office:value="0.449351136" calcext:value-type="float">
            <text:p>0.449351136</text:p>
          </table:table-cell>
          <table:table-cell office:value-type="float" office:value="0.370692522" calcext:value-type="float">
            <text:p>0.370692522</text:p>
          </table:table-cell>
          <table:table-cell office:value-type="float" office:value="0.166448365" calcext:value-type="float">
            <text:p>0.16644836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6.691716318" calcext:value-type="float">
            <text:p>26.691716318</text:p>
          </table:table-cell>
          <table:table-cell office:value-type="float" office:value="0.498701691" calcext:value-type="float">
            <text:p>0.498701691</text:p>
          </table:table-cell>
          <table:table-cell office:value-type="float" office:value="0.453408713" calcext:value-type="float">
            <text:p>0.453408713</text:p>
          </table:table-cell>
          <table:table-cell office:value-type="float" office:value="0.14097275" calcext:value-type="float">
            <text:p>0.14097275</text:p>
          </table:table-cell>
          <table:table-cell office:value-type="float" office:value="0.376123533" calcext:value-type="float">
            <text:p>0.376123533</text:p>
          </table:table-cell>
          <table:table-cell office:value-type="float" office:value="0.447280758" calcext:value-type="float">
            <text:p>0.447280758</text:p>
          </table:table-cell>
          <table:table-cell office:value-type="float" office:value="0.376123533" calcext:value-type="float">
            <text:p>0.376123533</text:p>
          </table:table-cell>
          <table:table-cell office:value-type="float" office:value="0.170895528" calcext:value-type="float">
            <text:p>0.170895528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6.690621262" calcext:value-type="float">
            <text:p>26.690621262</text:p>
          </table:table-cell>
          <table:table-cell office:value-type="float" office:value="0.506131084" calcext:value-type="float">
            <text:p>0.506131084</text:p>
          </table:table-cell>
          <table:table-cell office:value-type="float" office:value="0.465518421" calcext:value-type="float">
            <text:p>0.465518421</text:p>
          </table:table-cell>
          <table:table-cell office:value-type="float" office:value="0.140428063" calcext:value-type="float">
            <text:p>0.140428063</text:p>
          </table:table-cell>
          <table:table-cell office:value-type="float" office:value="0.370692522" calcext:value-type="float">
            <text:p>0.370692522</text:p>
          </table:table-cell>
          <table:table-cell office:value-type="float" office:value="0.449351136" calcext:value-type="float">
            <text:p>0.449351136</text:p>
          </table:table-cell>
          <table:table-cell office:value-type="float" office:value="0.370692522" calcext:value-type="float">
            <text:p>0.370692522</text:p>
          </table:table-cell>
          <table:table-cell office:value-type="float" office:value="0.166448365" calcext:value-type="float">
            <text:p>0.16644836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05915077" calcext:value-type="float">
            <text:p>0.005915077</text:p>
          </table:table-cell>
          <table:table-cell office:value-type="float" office:value="0.046897186" calcext:value-type="float">
            <text:p>0.046897186</text:p>
          </table:table-cell>
          <table:table-cell office:value-type="float" office:value="0.040195438" calcext:value-type="float">
            <text:p>0.040195438</text:p>
          </table:table-cell>
          <table:table-cell office:value-type="float" office:value="0.002247612" calcext:value-type="float">
            <text:p>0.002247612</text:p>
          </table:table-cell>
          <table:table-cell office:value-type="float" office:value="0.014221372" calcext:value-type="float">
            <text:p>0.014221372</text:p>
          </table:table-cell>
          <table:table-cell office:value-type="float" office:value="0.022800102" calcext:value-type="float">
            <text:p>0.022800102</text:p>
          </table:table-cell>
          <table:table-cell office:value-type="float" office:value="0.014221372" calcext:value-type="float">
            <text:p>0.014221372</text:p>
          </table:table-cell>
          <table:table-cell office:value-type="float" office:value="0.012321124" calcext:value-type="float">
            <text:p>0.012321124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4" meta:object-count="0"/>
    <meta:generator>LibreOffice/5.2.7.2$Linux_ARM_EABI LibreOffice_project/20m0$Build-2</meta:generator>
  </office:meta>
</office:document-meta>
</file>